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1.7508in"/>
    </style:style>
    <style:style style:name="co4" style:family="table-column">
      <style:table-column-properties fo:break-before="auto" style:column-width="2.5728in"/>
    </style:style>
    <style:style style:name="co5" style:family="table-column">
      <style:table-column-properties fo:break-before="auto" style:column-width="2.0508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1.4181in"/>
    </style:style>
    <style:style style:name="co8" style:family="table-column">
      <style:table-column-properties fo:break-before="auto" style:column-width="1.8366in"/>
    </style:style>
    <style:style style:name="co9" style:family="table-column">
      <style:table-column-properties fo:break-before="auto" style:column-width="1.6756in"/>
    </style:style>
    <style:style style:name="co10" style:family="table-column">
      <style:table-column-properties fo:break-before="auto" style:column-width="1.5146in"/>
    </style:style>
    <style:style style:name="co11" style:family="table-column">
      <style:table-column-properties fo:break-before="auto" style:column-width="2.2118in"/>
    </style:style>
    <style:style style:name="co12" style:family="table-column">
      <style:table-column-properties fo:break-before="auto" style:column-width="2.0291in"/>
    </style:style>
    <style:style style:name="co13" style:family="table-column">
      <style:table-column-properties fo:break-before="auto" style:column-width="1.6972in"/>
    </style:style>
    <style:style style:name="co14" style:family="table-column">
      <style:table-column-properties fo:break-before="auto" style:column-width="1.772in"/>
    </style:style>
    <style:style style:name="co15" style:family="table-column">
      <style:table-column-properties fo:break-before="auto" style:column-width="4.002in"/>
    </style:style>
    <style:style style:name="co16" style:family="table-column">
      <style:table-column-properties fo:break-before="auto" style:column-width="4.3346in"/>
    </style:style>
    <style:style style:name="co17" style:family="table-column">
      <style:table-column-properties fo:break-before="auto" style:column-width="2.3583in"/>
    </style:style>
    <style:style style:name="co18" style:family="table-column">
      <style:table-column-properties fo:break-before="auto" style:column-width="4.5264in"/>
    </style:style>
    <style:style style:name="co19" style:family="table-column">
      <style:table-column-properties fo:break-before="auto" style:column-width="2.2339in"/>
    </style:style>
    <style:style style:name="co20" style:family="table-column">
      <style:table-column-properties fo:break-before="auto" style:column-width="4.7634in"/>
    </style:style>
    <style:style style:name="co21" style:family="table-column">
      <style:table-column-properties fo:break-before="auto" style:column-width="4.6346in"/>
    </style:style>
    <style:style style:name="co22" style:family="table-column">
      <style:table-column-properties fo:break-before="auto" style:column-width="4.6992in"/>
    </style:style>
    <style:style style:name="co23" style:family="table-column">
      <style:table-column-properties fo:break-before="auto" style:column-width="4.9138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4.3984in"/>
    </style:style>
    <style:style style:name="co26" style:family="table-column">
      <style:table-column-properties fo:break-before="auto" style:column-width="5.1811in"/>
    </style:style>
    <style:style style:name="co27" style:family="table-column">
      <style:table-column-properties fo:break-before="auto" style:column-width="4.5701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555in" fo:break-before="auto" style:use-optimal-row-height="false"/>
    </style:style>
    <style:style style:name="ro4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12" style:family="table-cell" style:parent-style-name="Default">
      <style:table-cell-properties fo:border-bottom="0.74pt solid #000000" fo:background-color="#dde8cb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74pt solid #000000" fo:background-color="#ffd7d7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abels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protected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Operator</text:p>
          </table:table-cell>
          <table:table-cell table:style-name="ce1" office:value-type="string" calcext:value-type="string">
            <text:p>Icon</text:p>
          </table:table-cell>
          <table:table-cell table:style-name="ce3" table:number-columns-repeated="5"/>
        </table:table-row>
        <table:table-row table:style-name="ro2">
          <table:table-cell/>
          <table:table-cell office:value-type="string" calcext:value-type="string">
            <text:p>protected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?string</text:p>
          </table:table-cell>
          <table:table-cell office:value-type="string" calcext:value-type="string">
            <text:p>$mode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ternshipAgreement::clas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rotected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?string</text:p>
          </table:table-cell>
          <table:table-cell office:value-type="string" calcext:value-type="string">
            <text:p>$modelLabe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ternship agreement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rotected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?string</text:p>
          </table:table-cell>
          <table:table-cell office:value-type="string" calcext:value-type="string">
            <text:p>$navigationBadgeToolti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nnounced internship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rotected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?string</text:p>
          </table:table-cell>
          <table:table-cell office:value-type="string" calcext:value-type="string">
            <text:p>$navigationGrou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ternship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rotected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?string</text:p>
          </table:table-cell>
          <table:table-cell office:value-type="string" calcext:value-type="string">
            <text:p>$navigationIc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eroicon-o-document-text</text:p>
          </table:table-cell>
          <table:table-cell office:value-type="string" calcext:value-type="string">
            <text:p>Heroicon-o-rectangle-stack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tected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?string</text:p>
          </table:table-cell>
          <table:table-cell office:value-type="string" calcext:value-type="string">
            <text:p>$navigationParentItem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rotected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?string</text:p>
          </table:table-cell>
          <table:table-cell office:value-type="string" calcext:value-type="string">
            <text:p>$pluralModelLabe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ternship agreement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rotected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?string</text:p>
          </table:table-cell>
          <table:table-cell office:value-type="string" calcext:value-type="string">
            <text:p>$recordTitleAttribu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rganization_nam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rotected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?string</text:p>
          </table:table-cell>
          <table:table-cell office:value-type="string" calcext:value-type="string">
            <text:p>$titl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endrier des sorties en stag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rotected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$vie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ilament.pages.calenda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rotected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?string</text:p>
          </table:table-cell>
          <table:table-cell office:value-type="string" calcext:value-type="string">
            <text:p>$recordFirstNameAttribu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'first_name';</text:p>
          </table:table-cell>
          <table:table-cell table:number-columns-repeated="5"/>
        </table:table-row>
        <table:table-row table:style-name="ro2" table:number-rows-repeated="104856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data" table:style-name="ta1">
        <table:table-column table:style-name="co6" table:default-cell-style-name="ce6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0" table:default-cell-style-name="ce10"/>
        <table:table-column table:style-name="co9" table:default-cell-style-name="ce10"/>
        <table:table-column table:style-name="co13" table:default-cell-style-name="ce10"/>
        <table:table-column table:style-name="co1" table:default-cell-style-name="ce6"/>
        <table:table-column table:style-name="co14" table:default-cell-style-name="ce10"/>
        <table:table-column table:style-name="co1" table:default-cell-style-name="ce6"/>
        <table:table-column table:style-name="co1" table:number-columns-repeated="16371" table:default-cell-style-name="Default"/>
        <table:table-row table:style-name="ro3">
          <table:table-cell table:style-name="ce4" office:value-type="string" calcext:value-type="string">
            <text:p>Order</text:p>
          </table:table-cell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$model</text:p>
          </table:table-cell>
          <table:table-cell table:style-name="ce7" office:value-type="string" calcext:value-type="string">
            <text:p>$modelLabel</text:p>
          </table:table-cell>
          <table:table-cell table:style-name="ce7" office:value-type="string" calcext:value-type="string">
            <text:p>$pluralModelLabel</text:p>
          </table:table-cell>
          <table:table-cell table:style-name="ce7" office:value-type="string" calcext:value-type="string">
            <text:p>$title</text:p>
          </table:table-cell>
          <table:table-cell table:style-name="ce7" office:value-type="string" calcext:value-type="string">
            <text:p>$recordTitleAttribute</text:p>
          </table:table-cell>
          <table:table-cell table:style-name="ce7" office:value-type="string" calcext:value-type="string">
            <text:p>$navigationGroup</text:p>
          </table:table-cell>
          <table:table-cell table:style-name="ce7" office:value-type="string" calcext:value-type="string">
            <text:p>$navigationParentItem</text:p>
          </table:table-cell>
          <table:table-cell table:style-name="ce7" office:value-type="string" calcext:value-type="string">
            <text:p>$navigationIcon</text:p>
          </table:table-cell>
          <table:table-cell table:style-name="ce15" office:value-type="string" calcext:value-type="string">
            <text:p>$sort</text:p>
          </table:table-cell>
          <table:table-cell table:style-name="ce7" office:value-type="string" calcext:value-type="string">
            <text:p>$navigationBadgeTooltip</text:p>
          </table:table-cell>
          <table:table-cell table:style-name="ce15" office:value-type="string" calcext:value-type="string">
            <text:p>$view</text:p>
          </table:table-cell>
          <table:table-cell/>
          <table:table-cell table:style-name="ce1" table:number-columns-repeated="1637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InternshipAgreement</text:p>
          </table:table-cell>
          <table:table-cell table:style-name="ce9" office:value-type="string" calcext:value-type="string">
            <text:p>InternshipAgreement::class</text:p>
          </table:table-cell>
          <table:table-cell table:style-name="ce9" office:value-type="string" calcext:value-type="string">
            <text:p>Internship agreement</text:p>
          </table:table-cell>
          <table:table-cell table:number-columns-repeated="2" table:style-name="ce9" office:value-type="string" calcext:value-type="string">
            <text:p>Internship agreements</text:p>
          </table:table-cell>
          <table:table-cell table:style-name="ce9" office:value-type="string" calcext:value-type="string">
            <text:p>organization_name</text:p>
          </table:table-cell>
          <table:table-cell table:style-name="ce12" office:value-type="string" calcext:value-type="string">
            <text:p>Internships</text:p>
          </table:table-cell>
          <table:table-cell table:style-name="ce13" office:value-type="string" calcext:value-type="string">
            <text:p>Students and projects</text:p>
          </table:table-cell>
          <table:table-cell table:style-name="ce9" office:value-type="string" calcext:value-type="string">
            <text:p>heroicon-o-megaphone</text:p>
          </table:table-cell>
          <table:table-cell table:style-name="ce16" table:formula="of:=[.A2]" office:value-type="float" office:value="1" calcext:value-type="float">
            <text:p>1</text:p>
          </table:table-cell>
          <table:table-cell table:style-name="ce9"/>
          <table:table-cell table:style-name="ce16"/>
          <table:table-cell table:number-columns-repeated="16371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Offer</text:p>
          </table:table-cell>
          <table:table-cell table:style-name="ce9" office:value-type="string" calcext:value-type="string">
            <text:p>Offer::class</text:p>
          </table:table-cell>
          <table:table-cell table:style-name="ce9" office:value-type="string" calcext:value-type="string">
            <text:p>Internship offer</text:p>
          </table:table-cell>
          <table:table-cell table:style-name="ce9" office:value-type="string" calcext:value-type="string">
            <text:p>Internship offers</text:p>
          </table:table-cell>
          <table:table-cell table:style-name="ce9" office:value-type="string" calcext:value-type="string">
            <text:p>Manage internship offers</text:p>
          </table:table-cell>
          <table:table-cell table:style-name="ce9" office:value-type="string" calcext:value-type="string">
            <text:p>organization_name</text:p>
          </table:table-cell>
          <table:table-cell table:style-name="ce12" office:value-type="string" calcext:value-type="string">
            <text:p>Internships</text:p>
          </table:table-cell>
          <table:table-cell table:style-name="ce13" office:value-type="string" calcext:value-type="string">
            <text:p>Students and projects</text:p>
          </table:table-cell>
          <table:table-cell table:style-name="ce9" office:value-type="string" calcext:value-type="string">
            <text:p>Heroicon-o-briefcase</text:p>
          </table:table-cell>
          <table:table-cell table:style-name="ce16" table:formula="of:=[.A3]" office:value-type="float" office:value="2" calcext:value-type="float">
            <text:p>2</text:p>
          </table:table-cell>
          <table:table-cell table:style-name="ce9"/>
          <table:table-cell table:style-name="ce16"/>
          <table:table-cell table:number-columns-repeated="16371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9" office:value-type="string" calcext:value-type="string">
            <text:p>Professor</text:p>
          </table:table-cell>
          <table:table-cell table:style-name="ce9" office:value-type="string" calcext:value-type="string">
            <text:p>Professor::class</text:p>
          </table:table-cell>
          <table:table-cell table:style-name="ce9" office:value-type="string" calcext:value-type="string">
            <text:p>Professor</text:p>
          </table:table-cell>
          <table:table-cell table:style-name="ce9" office:value-type="string" calcext:value-type="string">
            <text:p>Professors</text:p>
          </table:table-cell>
          <table:table-cell table:style-name="ce9" office:value-type="string" calcext:value-type="string">
            <text:p>Manage professors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Juries</text:p>
          </table:table-cell>
          <table:table-cell table:style-name="ce9"/>
          <table:table-cell table:style-name="ce9" office:value-type="string" calcext:value-type="string">
            <text:p>heroicon-o-user-group</text:p>
          </table:table-cell>
          <table:table-cell table:style-name="ce16" table:formula="of:=[.A4]" office:value-type="float" office:value="9" calcext:value-type="float">
            <text:p>9</text:p>
          </table:table-cell>
          <table:table-cell table:style-name="ce9"/>
          <table:table-cell table:style-name="ce16"/>
          <table:table-cell table:number-columns-repeated="16371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Project::class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Projects</text:p>
          </table:table-cell>
          <table:table-cell table:style-name="ce9" office:value-type="string" calcext:value-type="string">
            <text:p>Manage final projects</text:p>
          </table:table-cell>
          <table:table-cell table:style-name="ce9" office:value-type="string" calcext:value-type="string">
            <text:p>organization</text:p>
          </table:table-cell>
          <table:table-cell table:style-name="ce13" office:value-type="string" calcext:value-type="string">
            <text:p>Students and projects</text:p>
          </table:table-cell>
          <table:table-cell table:style-name="ce9"/>
          <table:table-cell table:style-name="ce9" office:value-type="string" calcext:value-type="string">
            <text:p>heroicon-o-command-line</text:p>
          </table:table-cell>
          <table:table-cell table:style-name="ce16" table:formula="of:=[.A5]" office:value-type="float" office:value="4" calcext:value-type="float">
            <text:p>4</text:p>
          </table:table-cell>
          <table:table-cell table:style-name="ce9"/>
          <table:table-cell table:style-name="ce17"/>
          <table:table-cell table:number-columns-repeated="16371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ScheduleParameters</text:p>
          </table:table-cell>
          <table:table-cell table:style-name="ce9" office:value-type="string" calcext:value-type="string">
            <text:p>ScheduleParameters::class</text:p>
          </table:table-cell>
          <table:table-cell table:style-name="ce9" office:value-type="string" calcext:value-type="string">
            <text:p>Schedule parameters</text:p>
          </table:table-cell>
          <table:table-cell table:number-columns-repeated="2" table:style-name="ce9" office:value-type="string" calcext:value-type="string">
            <text:p>Schedules parameters</text:p>
          </table:table-cell>
          <table:table-cell table:style-name="ce9" office:value-type="string" calcext:value-type="string">
            <text:p>Manage schedules parameters</text:p>
          </table:table-cell>
          <table:table-cell table:style-name="ce14" office:value-type="string" calcext:value-type="string">
            <text:p>Planning</text:p>
          </table:table-cell>
          <table:table-cell table:style-name="ce9"/>
          <table:table-cell table:style-name="ce9" office:value-type="string" calcext:value-type="string">
            <text:p>Heroicon-o-calendar-days</text:p>
          </table:table-cell>
          <table:table-cell table:style-name="ce16" table:formula="of:=[.A6]" office:value-type="float" office:value="8" calcext:value-type="float">
            <text:p>8</text:p>
          </table:table-cell>
          <table:table-cell table:style-name="ce9"/>
          <table:table-cell table:style-name="ce16"/>
          <table:table-cell table:number-columns-repeated="16371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Student</text:p>
          </table:table-cell>
          <table:table-cell table:style-name="ce9" office:value-type="string" calcext:value-type="string">
            <text:p>Student::class</text:p>
          </table:table-cell>
          <table:table-cell table:style-name="ce9" office:value-type="string" calcext:value-type="string">
            <text:p>Student</text:p>
          </table:table-cell>
          <table:table-cell table:style-name="ce9" office:value-type="string" calcext:value-type="string">
            <text:p>Students</text:p>
          </table:table-cell>
          <table:table-cell table:style-name="ce9" office:value-type="string" calcext:value-type="string">
            <text:p>Manage Students</text:p>
          </table:table-cell>
          <table:table-cell table:style-name="ce9" office:value-type="string" calcext:value-type="string">
            <text:p>name</text:p>
          </table:table-cell>
          <table:table-cell table:style-name="ce13" office:value-type="string" calcext:value-type="string">
            <text:p>Students and projects</text:p>
          </table:table-cell>
          <table:table-cell table:style-name="ce11"/>
          <table:table-cell table:style-name="ce9" office:value-type="string" calcext:value-type="string">
            <text:p>heroicon-o-academic-cap</text:p>
          </table:table-cell>
          <table:table-cell table:style-name="ce16" table:formula="of:=[.A7]" office:value-type="float" office:value="3" calcext:value-type="float">
            <text:p>3</text:p>
          </table:table-cell>
          <table:table-cell table:style-name="ce9"/>
          <table:table-cell table:style-name="ce16"/>
          <table:table-cell table:number-columns-repeated="16371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Timeslot</text:p>
          </table:table-cell>
          <table:table-cell table:style-name="ce9" office:value-type="string" calcext:value-type="string">
            <text:p>Timeslot::class</text:p>
          </table:table-cell>
          <table:table-cell table:style-name="ce9" office:value-type="string" calcext:value-type="string">
            <text:p>Timeslot</text:p>
          </table:table-cell>
          <table:table-cell table:style-name="ce9" office:value-type="string" calcext:value-type="string">
            <text:p>Timeslots</text:p>
          </table:table-cell>
          <table:table-cell table:style-name="ce9" office:value-type="string" calcext:value-type="string">
            <text:p>Manage Students</text:p>
          </table:table-cell>
          <table:table-cell table:style-name="ce9"/>
          <table:table-cell table:style-name="ce14" office:value-type="string" calcext:value-type="string">
            <text:p>Planning</text:p>
          </table:table-cell>
          <table:table-cell table:style-name="ce9"/>
          <table:table-cell table:style-name="ce9" office:value-type="string" calcext:value-type="string">
            <text:p>Heroicon-o-clock</text:p>
          </table:table-cell>
          <table:table-cell table:style-name="ce16" table:formula="of:=[.A8]" office:value-type="float" office:value="6" calcext:value-type="float">
            <text:p>6</text:p>
          </table:table-cell>
          <table:table-cell table:style-name="ce9"/>
          <table:table-cell table:style-name="ce16"/>
          <table:table-cell table:number-columns-repeated="16371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User::class</text:p>
          </table:table-cell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Users</text:p>
          </table:table-cell>
          <table:table-cell table:style-name="ce9" office:value-type="string" calcext:value-type="string">
            <text:p>System users and access control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System</text:p>
          </table:table-cell>
          <table:table-cell table:style-name="ce9"/>
          <table:table-cell table:style-name="ce9" office:value-type="string" calcext:value-type="string">
            <text:p>heroicon-o-shield-check</text:p>
          </table:table-cell>
          <table:table-cell table:style-name="ce16" table:formula="of:=[.A9]" office:value-type="float" office:value="10" calcext:value-type="float">
            <text:p>10</text:p>
          </table:table-cell>
          <table:table-cell table:style-name="ce9"/>
          <table:table-cell table:style-name="ce17"/>
          <table:table-cell table:number-columns-repeated="16371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DefenseCalendar</text:p>
          </table:table-cell>
          <table:table-cell table:style-name="ce9"/>
          <table:table-cell table:style-name="ce11"/>
          <table:table-cell table:style-name="ce9" table:number-columns-repeated="5"/>
          <table:table-cell table:style-name="ce9" office:value-type="string" calcext:value-type="string">
            <text:p>heroicon-o-calendar-days</text:p>
          </table:table-cell>
          <table:table-cell table:style-name="ce16" table:formula="of:=[.A10]" office:value-type="float" office:value="5" calcext:value-type="float">
            <text:p>5</text:p>
          </table:table-cell>
          <table:table-cell table:style-name="ce9"/>
          <table:table-cell table:style-name="ce16"/>
          <table:table-cell table:number-columns-repeated="16371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Timetable</text:p>
          </table:table-cell>
          <table:table-cell table:style-name="ce9"/>
          <table:table-cell table:style-name="ce11"/>
          <table:table-cell table:style-name="ce9" table:number-columns-repeated="3"/>
          <table:table-cell table:style-name="ce14" office:value-type="string" calcext:value-type="string">
            <text:p>Planning</text:p>
          </table:table-cell>
          <table:table-cell table:style-name="ce9"/>
          <table:table-cell table:style-name="ce9" office:value-type="string" calcext:value-type="string">
            <text:p>heroicon-o-calendar</text:p>
          </table:table-cell>
          <table:table-cell table:style-name="ce16" table:formula="of:=[.A11]" office:value-type="float" office:value="7" calcext:value-type="float">
            <text:p>7</text:p>
          </table:table-cell>
          <table:table-cell table:style-name="ce9"/>
          <table:table-cell table:style-name="ce16"/>
          <table:table-cell table:number-columns-repeated="16371"/>
        </table:table-row>
        <table:table-row table:style-name="ro4" table:number-rows-repeated="2">
          <table:table-cell table:number-columns-repeated="16384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generated_vars" table:style-name="ta1">
        <table:table-column table:style-name="co15" table:default-cell-style-name="ce18"/>
        <table:table-column table:style-name="co16" table:default-cell-style-name="ce18"/>
        <table:table-column table:style-name="co17" table:number-columns-repeated="5" table:default-cell-style-name="ce18"/>
        <table:table-column table:style-name="co18" table:default-cell-style-name="ce18"/>
        <table:table-column table:style-name="co17" table:number-columns-repeated="2" table:default-cell-style-name="ce18"/>
        <table:table-column table:style-name="co19" table:default-cell-style-name="Default"/>
        <table:table-column table:style-name="co1" table:number-columns-repeated="16371" table:default-cell-style-name="Default"/>
        <table:table-row table:style-name="ro3">
          <table:table-cell table:style-name="ce7" office:value-type="string" calcext:value-type="string">
            <text:p>$model</text:p>
          </table:table-cell>
          <table:table-cell table:style-name="ce7" office:value-type="string" calcext:value-type="string">
            <text:p>$modelLabel</text:p>
          </table:table-cell>
          <table:table-cell table:style-name="ce7" office:value-type="string" calcext:value-type="string">
            <text:p>$pluralModelLabel</text:p>
          </table:table-cell>
          <table:table-cell table:style-name="ce7" office:value-type="string" calcext:value-type="string">
            <text:p>$title</text:p>
          </table:table-cell>
          <table:table-cell table:style-name="ce7" office:value-type="string" calcext:value-type="string">
            <text:p>$recordTitleAttribute</text:p>
          </table:table-cell>
          <table:table-cell table:style-name="ce7" office:value-type="string" calcext:value-type="string">
            <text:p>$navigationGroup</text:p>
          </table:table-cell>
          <table:table-cell table:style-name="ce7" office:value-type="string" calcext:value-type="string">
            <text:p>$navigationParentItem</text:p>
          </table:table-cell>
          <table:table-cell table:style-name="ce7" office:value-type="string" calcext:value-type="string">
            <text:p>$navigationIcon</text:p>
          </table:table-cell>
          <table:table-cell table:style-name="ce15" office:value-type="string" calcext:value-type="string">
            <text:p>$sort</text:p>
          </table:table-cell>
          <table:table-cell table:style-name="ce7" office:value-type="string" calcext:value-type="string">
            <text:p>$navigationBadgeTooltip</text:p>
          </table:table-cell>
          <table:table-cell table:style-name="ce15" office:value-type="string" calcext:value-type="string">
            <text:p>$view</text:p>
          </table:table-cell>
          <table:table-cell/>
          <table:table-cell table:style-name="ce1" table:number-columns-repeated="16370"/>
        </table:table-row>
        <table:table-row table:style-name="ro2">
          <table:table-cell table:formula="of:=COM.MICROSOFT.CONCAT(&quot;protected static ?string &quot;;[$data.C$1];&quot; = &quot;;[$data.C2];&quot;;&quot;)" office:value-type="string" office:string-value="protected static ?string $model = InternshipAgreement::class;" calcext:value-type="string">
            <text:p>protected static ?string $model = InternshipAgreement::class;</text:p>
          </table:table-cell>
          <table:table-cell table:formula="of:=COM.MICROSOFT.CONCAT(&quot;protected static ?string &quot;;[$data.D$1];&quot; = '&quot;;[$data.D2];&quot;';&quot;)" office:value-type="string" office:string-value="protected static ?string $modelLabel = 'Internship agreement';" calcext:value-type="string">
            <text:p>protected static ?string $modelLabel = 'Internship agreement';</text:p>
          </table:table-cell>
          <table:table-cell table:formula="of:=COM.MICROSOFT.CONCAT(&quot;protected static ?string &quot;;[$data.E$1];&quot; = '&quot;;[$data.E2];&quot;';&quot;)" office:value-type="string" office:string-value="protected static ?string $pluralModelLabel = 'Internship agreements';" calcext:value-type="string">
            <text:p>protected static ?string $pluralModelLabel = 'Internship agreements';</text:p>
          </table:table-cell>
          <table:table-cell table:formula="of:=COM.MICROSOFT.CONCAT(&quot;protected static ?string &quot;;[$data.F$1];&quot; = '&quot;;[$data.F2];&quot;';&quot;)" office:value-type="string" office:string-value="protected static ?string $title = 'Internship agreements';" calcext:value-type="string">
            <text:p>protected static ?string $title = 'Internship agreements';</text:p>
          </table:table-cell>
          <table:table-cell table:formula="of:=COM.MICROSOFT.CONCAT(&quot;protected static ?string &quot;;[$data.G$1];&quot; = '&quot;;[$data.G2];&quot;';&quot;)" office:value-type="string" office:string-value="protected static ?string $recordTitleAttribute = 'organization_name';" calcext:value-type="string">
            <text:p>protected static ?string $recordTitleAttribute = 'organization_name';</text:p>
          </table:table-cell>
          <table:table-cell table:formula="of:=COM.MICROSOFT.CONCAT(&quot;protected static ?string &quot;;[$data.H$1];&quot; = '&quot;;[$data.H2];&quot;';&quot;)" office:value-type="string" office:string-value="protected static ?string $navigationGroup = 'Internships';" calcext:value-type="string">
            <text:p>protected static ?string $navigationGroup = 'Internships';</text:p>
          </table:table-cell>
          <table:table-cell table:formula="of:=COM.MICROSOFT.CONCAT(&quot;protected static ?string &quot;;[$data.I$1];&quot; = '&quot;;[$data.I2];&quot;';&quot;)" office:value-type="string" office:string-value="protected static ?string $navigationParentItem = 'Students and projects';" calcext:value-type="string">
            <text:p>protected static ?string $navigationParentItem = 'Students and projects';</text:p>
          </table:table-cell>
          <table:table-cell table:formula="of:=COM.MICROSOFT.CONCAT(&quot;protected static ?string &quot;;[$data.J$1];&quot; = '&quot;;[$data.J2];&quot;';&quot;)" office:value-type="string" office:string-value="protected static ?string $navigationIcon = 'heroicon-o-megaphone';" calcext:value-type="string">
            <text:p>protected static ?string $navigationIcon = 'heroicon-o-megaphone';</text:p>
          </table:table-cell>
          <table:table-cell table:formula="of:=COM.MICROSOFT.CONCAT(&quot;protected static ?string &quot;;[$data.K$1];&quot; = '&quot;;[$data.K2];&quot;';&quot;)" office:value-type="string" office:string-value="protected static ?string $sort = '1';" calcext:value-type="string">
            <text:p>protected static ?string $sort = '1';</text:p>
          </table:table-cell>
          <table:table-cell table:formula="of:=COM.MICROSOFT.CONCAT(&quot;protected static ?string &quot;;[$data.L$1];&quot; = '&quot;;[$data.L2];&quot;';&quot;)" office:value-type="string" office:string-value="protected static ?string $navigationBadgeTooltip = '';" calcext:value-type="string">
            <text:p>protected static ?string $navigationBadgeTooltip = '';</text:p>
          </table:table-cell>
          <table:table-cell table:style-name="ce18" table:formula="of:=COM.MICROSOFT.CONCAT(&quot;protected static ?string &quot;;[$data.M$1];&quot; = '&quot;;[$data.M2];&quot;';&quot;)" office:value-type="string" office:string-value="protected static ?string $view = '';" calcext:value-type="string">
            <text:p>protected static ?string $view = '';</text:p>
          </table:table-cell>
          <table:table-cell table:number-columns-repeated="16371"/>
        </table:table-row>
        <table:table-row table:style-name="ro2">
          <table:table-cell table:formula="of:=COM.MICROSOFT.CONCAT(&quot;protected static ?string &quot;;[$data.C$1];&quot; = &quot;;[$data.C3];&quot;;&quot;)" office:value-type="string" office:string-value="protected static ?string $model = Offer::class;" calcext:value-type="string">
            <text:p>protected static ?string $model = Offer::class;</text:p>
          </table:table-cell>
          <table:table-cell table:formula="of:=COM.MICROSOFT.CONCAT(&quot;protected static ?string &quot;;[$data.D$1];&quot; = '&quot;;[$data.D3];&quot;';&quot;)" office:value-type="string" office:string-value="protected static ?string $modelLabel = 'Internship offer';" calcext:value-type="string">
            <text:p>protected static ?string $modelLabel = 'Internship offer';</text:p>
          </table:table-cell>
          <table:table-cell table:formula="of:=COM.MICROSOFT.CONCAT(&quot;protected static ?string &quot;;[$data.E$1];&quot; = '&quot;;[$data.E3];&quot;';&quot;)" office:value-type="string" office:string-value="protected static ?string $pluralModelLabel = 'Internship offers';" calcext:value-type="string">
            <text:p>protected static ?string $pluralModelLabel = 'Internship offers';</text:p>
          </table:table-cell>
          <table:table-cell table:formula="of:=COM.MICROSOFT.CONCAT(&quot;protected static ?string &quot;;[$data.F$1];&quot; = '&quot;;[$data.F3];&quot;';&quot;)" office:value-type="string" office:string-value="protected static ?string $title = 'Manage internship offers';" calcext:value-type="string">
            <text:p>protected static ?string $title = 'Manage internship offers';</text:p>
          </table:table-cell>
          <table:table-cell table:formula="of:=COM.MICROSOFT.CONCAT(&quot;protected static ?string &quot;;[$data.G$1];&quot; = '&quot;;[$data.G3];&quot;';&quot;)" office:value-type="string" office:string-value="protected static ?string $recordTitleAttribute = 'organization_name';" calcext:value-type="string">
            <text:p>protected static ?string $recordTitleAttribute = 'organization_name';</text:p>
          </table:table-cell>
          <table:table-cell table:formula="of:=COM.MICROSOFT.CONCAT(&quot;protected static ?string &quot;;[$data.H$1];&quot; = '&quot;;[$data.H3];&quot;';&quot;)" office:value-type="string" office:string-value="protected static ?string $navigationGroup = 'Internships';" calcext:value-type="string">
            <text:p>protected static ?string $navigationGroup = 'Internships';</text:p>
          </table:table-cell>
          <table:table-cell table:formula="of:=COM.MICROSOFT.CONCAT(&quot;protected static ?string &quot;;[$data.I$1];&quot; = '&quot;;[$data.I3];&quot;';&quot;)" office:value-type="string" office:string-value="protected static ?string $navigationParentItem = 'Students and projects';" calcext:value-type="string">
            <text:p>protected static ?string $navigationParentItem = 'Students and projects';</text:p>
          </table:table-cell>
          <table:table-cell table:formula="of:=COM.MICROSOFT.CONCAT(&quot;protected static ?string &quot;;[$data.J$1];&quot; = '&quot;;[$data.J3];&quot;';&quot;)" office:value-type="string" office:string-value="protected static ?string $navigationIcon = 'Heroicon-o-briefcase';" calcext:value-type="string">
            <text:p>protected static ?string $navigationIcon = 'Heroicon-o-briefcase';</text:p>
          </table:table-cell>
          <table:table-cell table:formula="of:=COM.MICROSOFT.CONCAT(&quot;protected static ?string &quot;;[$data.K$1];&quot; = '&quot;;[$data.K3];&quot;';&quot;)" office:value-type="string" office:string-value="protected static ?string $sort = '2';" calcext:value-type="string">
            <text:p>protected static ?string $sort = '2';</text:p>
          </table:table-cell>
          <table:table-cell table:formula="of:=COM.MICROSOFT.CONCAT(&quot;protected static ?string &quot;;[$data.L$1];&quot; = '&quot;;[$data.L3];&quot;';&quot;)" office:value-type="string" office:string-value="protected static ?string $navigationBadgeTooltip = '';" calcext:value-type="string">
            <text:p>protected static ?string $navigationBadgeTooltip = '';</text:p>
          </table:table-cell>
          <table:table-cell table:style-name="ce18" table:formula="of:=COM.MICROSOFT.CONCAT(&quot;protected static ?string &quot;;[$data.M$1];&quot; = '&quot;;[$data.M3];&quot;';&quot;)" office:value-type="string" office:string-value="protected static ?string $view = '';" calcext:value-type="string">
            <text:p>protected static ?string $view = '';</text:p>
          </table:table-cell>
          <table:table-cell table:number-columns-repeated="16371"/>
        </table:table-row>
        <table:table-row table:style-name="ro2">
          <table:table-cell table:formula="of:=COM.MICROSOFT.CONCAT(&quot;protected static ?string &quot;;[$data.C$1];&quot; = &quot;;[$data.C4];&quot;;&quot;)" office:value-type="string" office:string-value="protected static ?string $model = Professor::class;" calcext:value-type="string">
            <text:p>protected static ?string $model = Professor::class;</text:p>
          </table:table-cell>
          <table:table-cell table:formula="of:=COM.MICROSOFT.CONCAT(&quot;protected static ?string &quot;;[$data.D$1];&quot; = '&quot;;[$data.D4];&quot;';&quot;)" office:value-type="string" office:string-value="protected static ?string $modelLabel = 'Professor';" calcext:value-type="string">
            <text:p>protected static ?string $modelLabel = 'Professor';</text:p>
          </table:table-cell>
          <table:table-cell table:formula="of:=COM.MICROSOFT.CONCAT(&quot;protected static ?string &quot;;[$data.E$1];&quot; = '&quot;;[$data.E4];&quot;';&quot;)" office:value-type="string" office:string-value="protected static ?string $pluralModelLabel = 'Professors';" calcext:value-type="string">
            <text:p>protected static ?string $pluralModelLabel = 'Professors';</text:p>
          </table:table-cell>
          <table:table-cell table:formula="of:=COM.MICROSOFT.CONCAT(&quot;protected static ?string &quot;;[$data.F$1];&quot; = '&quot;;[$data.F4];&quot;';&quot;)" office:value-type="string" office:string-value="protected static ?string $title = 'Manage professors';" calcext:value-type="string">
            <text:p>protected static ?string $title = 'Manage professors';</text:p>
          </table:table-cell>
          <table:table-cell table:formula="of:=COM.MICROSOFT.CONCAT(&quot;protected static ?string &quot;;[$data.G$1];&quot; = '&quot;;[$data.G4];&quot;';&quot;)" office:value-type="string" office:string-value="protected static ?string $recordTitleAttribute = 'name';" calcext:value-type="string">
            <text:p>protected static ?string $recordTitleAttribute = 'name';</text:p>
          </table:table-cell>
          <table:table-cell table:formula="of:=COM.MICROSOFT.CONCAT(&quot;protected static ?string &quot;;[$data.H$1];&quot; = '&quot;;[$data.H4];&quot;';&quot;)" office:value-type="string" office:string-value="protected static ?string $navigationGroup = 'Juries';" calcext:value-type="string">
            <text:p>protected static ?string $navigationGroup = 'Juries';</text:p>
          </table:table-cell>
          <table:table-cell table:formula="of:=COM.MICROSOFT.CONCAT(&quot;protected static ?string &quot;;[$data.I$1];&quot; = '&quot;;[$data.I4];&quot;';&quot;)" office:value-type="string" office:string-value="protected static ?string $navigationParentItem = '';" calcext:value-type="string">
            <text:p>protected static ?string $navigationParentItem = '';</text:p>
          </table:table-cell>
          <table:table-cell table:formula="of:=COM.MICROSOFT.CONCAT(&quot;protected static ?string &quot;;[$data.J$1];&quot; = '&quot;;[$data.J4];&quot;';&quot;)" office:value-type="string" office:string-value="protected static ?string $navigationIcon = 'heroicon-o-user-group';" calcext:value-type="string">
            <text:p>protected static ?string $navigationIcon = 'heroicon-o-user-group';</text:p>
          </table:table-cell>
          <table:table-cell table:formula="of:=COM.MICROSOFT.CONCAT(&quot;protected static ?string &quot;;[$data.K$1];&quot; = '&quot;;[$data.K4];&quot;';&quot;)" office:value-type="string" office:string-value="protected static ?string $sort = '9';" calcext:value-type="string">
            <text:p>protected static ?string $sort = '9';</text:p>
          </table:table-cell>
          <table:table-cell table:formula="of:=COM.MICROSOFT.CONCAT(&quot;protected static ?string &quot;;[$data.L$1];&quot; = '&quot;;[$data.L4];&quot;';&quot;)" office:value-type="string" office:string-value="protected static ?string $navigationBadgeTooltip = '';" calcext:value-type="string">
            <text:p>protected static ?string $navigationBadgeTooltip = '';</text:p>
          </table:table-cell>
          <table:table-cell table:style-name="ce18" table:formula="of:=COM.MICROSOFT.CONCAT(&quot;protected static ?string &quot;;[$data.M$1];&quot; = '&quot;;[$data.M4];&quot;';&quot;)" office:value-type="string" office:string-value="protected static ?string $view = '';" calcext:value-type="string">
            <text:p>protected static ?string $view = '';</text:p>
          </table:table-cell>
          <table:table-cell table:number-columns-repeated="16371"/>
        </table:table-row>
        <table:table-row table:style-name="ro2">
          <table:table-cell table:formula="of:=COM.MICROSOFT.CONCAT(&quot;protected static ?string &quot;;[$data.C$1];&quot; = &quot;;[$data.C5];&quot;;&quot;)" office:value-type="string" office:string-value="protected static ?string $model = Project::class;" calcext:value-type="string">
            <text:p>protected static ?string $model = Project::class;</text:p>
          </table:table-cell>
          <table:table-cell table:formula="of:=COM.MICROSOFT.CONCAT(&quot;protected static ?string &quot;;[$data.D$1];&quot; = '&quot;;[$data.D5];&quot;';&quot;)" office:value-type="string" office:string-value="protected static ?string $modelLabel = 'Project';" calcext:value-type="string">
            <text:p>protected static ?string $modelLabel = 'Project';</text:p>
          </table:table-cell>
          <table:table-cell table:formula="of:=COM.MICROSOFT.CONCAT(&quot;protected static ?string &quot;;[$data.E$1];&quot; = '&quot;;[$data.E5];&quot;';&quot;)" office:value-type="string" office:string-value="protected static ?string $pluralModelLabel = 'Projects';" calcext:value-type="string">
            <text:p>protected static ?string $pluralModelLabel = 'Projects';</text:p>
          </table:table-cell>
          <table:table-cell table:formula="of:=COM.MICROSOFT.CONCAT(&quot;protected static ?string &quot;;[$data.F$1];&quot; = '&quot;;[$data.F5];&quot;';&quot;)" office:value-type="string" office:string-value="protected static ?string $title = 'Manage final projects';" calcext:value-type="string">
            <text:p>protected static ?string $title = 'Manage final projects';</text:p>
          </table:table-cell>
          <table:table-cell table:formula="of:=COM.MICROSOFT.CONCAT(&quot;protected static ?string &quot;;[$data.G$1];&quot; = '&quot;;[$data.G5];&quot;';&quot;)" office:value-type="string" office:string-value="protected static ?string $recordTitleAttribute = 'organization';" calcext:value-type="string">
            <text:p>protected static ?string $recordTitleAttribute = 'organization';</text:p>
          </table:table-cell>
          <table:table-cell table:formula="of:=COM.MICROSOFT.CONCAT(&quot;protected static ?string &quot;;[$data.H$1];&quot; = '&quot;;[$data.H5];&quot;';&quot;)" office:value-type="string" office:string-value="protected static ?string $navigationGroup = 'Students and projects';" calcext:value-type="string">
            <text:p>protected static ?string $navigationGroup = 'Students and projects';</text:p>
          </table:table-cell>
          <table:table-cell table:formula="of:=COM.MICROSOFT.CONCAT(&quot;protected static ?string &quot;;[$data.I$1];&quot; = '&quot;;[$data.I5];&quot;';&quot;)" office:value-type="string" office:string-value="protected static ?string $navigationParentItem = '';" calcext:value-type="string">
            <text:p>protected static ?string $navigationParentItem = '';</text:p>
          </table:table-cell>
          <table:table-cell table:formula="of:=COM.MICROSOFT.CONCAT(&quot;protected static ?string &quot;;[$data.J$1];&quot; = '&quot;;[$data.J5];&quot;';&quot;)" office:value-type="string" office:string-value="protected static ?string $navigationIcon = 'heroicon-o-command-line';" calcext:value-type="string">
            <text:p>protected static ?string $navigationIcon = 'heroicon-o-command-line';</text:p>
          </table:table-cell>
          <table:table-cell table:formula="of:=COM.MICROSOFT.CONCAT(&quot;protected static ?string &quot;;[$data.K$1];&quot; = '&quot;;[$data.K5];&quot;';&quot;)" office:value-type="string" office:string-value="protected static ?string $sort = '4';" calcext:value-type="string">
            <text:p>protected static ?string $sort = '4';</text:p>
          </table:table-cell>
          <table:table-cell table:formula="of:=COM.MICROSOFT.CONCAT(&quot;protected static ?string &quot;;[$data.L$1];&quot; = '&quot;;[$data.L5];&quot;';&quot;)" office:value-type="string" office:string-value="protected static ?string $navigationBadgeTooltip = '';" calcext:value-type="string">
            <text:p>protected static ?string $navigationBadgeTooltip = '';</text:p>
          </table:table-cell>
          <table:table-cell table:style-name="ce18" table:formula="of:=COM.MICROSOFT.CONCAT(&quot;protected static ?string &quot;;[$data.M$1];&quot; = '&quot;;[$data.M5];&quot;';&quot;)" office:value-type="string" office:string-value="protected static ?string $view = '';" calcext:value-type="string">
            <text:p>protected static ?string $view = '';</text:p>
          </table:table-cell>
          <table:table-cell table:number-columns-repeated="16371"/>
        </table:table-row>
        <table:table-row table:style-name="ro2">
          <table:table-cell table:formula="of:=COM.MICROSOFT.CONCAT(&quot;protected static ?string &quot;;[$data.C$1];&quot; = &quot;;[$data.C6];&quot;;&quot;)" office:value-type="string" office:string-value="protected static ?string $model = ScheduleParameters::class;" calcext:value-type="string">
            <text:p>protected static ?string $model = ScheduleParameters::class;</text:p>
          </table:table-cell>
          <table:table-cell table:formula="of:=COM.MICROSOFT.CONCAT(&quot;protected static ?string &quot;;[$data.D$1];&quot; = '&quot;;[$data.D6];&quot;';&quot;)" office:value-type="string" office:string-value="protected static ?string $modelLabel = 'Schedule parameters';" calcext:value-type="string">
            <text:p>protected static ?string $modelLabel = 'Schedule parameters';</text:p>
          </table:table-cell>
          <table:table-cell table:formula="of:=COM.MICROSOFT.CONCAT(&quot;protected static ?string &quot;;[$data.E$1];&quot; = '&quot;;[$data.E6];&quot;';&quot;)" office:value-type="string" office:string-value="protected static ?string $pluralModelLabel = 'Schedules parameters';" calcext:value-type="string">
            <text:p>protected static ?string $pluralModelLabel = 'Schedules parameters';</text:p>
          </table:table-cell>
          <table:table-cell table:formula="of:=COM.MICROSOFT.CONCAT(&quot;protected static ?string &quot;;[$data.F$1];&quot; = '&quot;;[$data.F6];&quot;';&quot;)" office:value-type="string" office:string-value="protected static ?string $title = 'Schedules parameters';" calcext:value-type="string">
            <text:p>protected static ?string $title = 'Schedules parameters';</text:p>
          </table:table-cell>
          <table:table-cell table:formula="of:=COM.MICROSOFT.CONCAT(&quot;protected static ?string &quot;;[$data.G$1];&quot; = '&quot;;[$data.G6];&quot;';&quot;)" office:value-type="string" office:string-value="protected static ?string $recordTitleAttribute = 'Manage schedules parameters';" calcext:value-type="string">
            <text:p>protected static ?string $recordTitleAttribute = 'Manage schedules parameters';</text:p>
          </table:table-cell>
          <table:table-cell table:formula="of:=COM.MICROSOFT.CONCAT(&quot;protected static ?string &quot;;[$data.H$1];&quot; = '&quot;;[$data.H6];&quot;';&quot;)" office:value-type="string" office:string-value="protected static ?string $navigationGroup = 'Planning';" calcext:value-type="string">
            <text:p>protected static ?string $navigationGroup = 'Planning';</text:p>
          </table:table-cell>
          <table:table-cell table:formula="of:=COM.MICROSOFT.CONCAT(&quot;protected static ?string &quot;;[$data.I$1];&quot; = '&quot;;[$data.I6];&quot;';&quot;)" office:value-type="string" office:string-value="protected static ?string $navigationParentItem = '';" calcext:value-type="string">
            <text:p>protected static ?string $navigationParentItem = '';</text:p>
          </table:table-cell>
          <table:table-cell table:formula="of:=COM.MICROSOFT.CONCAT(&quot;protected static ?string &quot;;[$data.J$1];&quot; = '&quot;;[$data.J6];&quot;';&quot;)" office:value-type="string" office:string-value="protected static ?string $navigationIcon = 'Heroicon-o-calendar-days';" calcext:value-type="string">
            <text:p>protected static ?string $navigationIcon = 'Heroicon-o-calendar-days';</text:p>
          </table:table-cell>
          <table:table-cell table:formula="of:=COM.MICROSOFT.CONCAT(&quot;protected static ?string &quot;;[$data.K$1];&quot; = '&quot;;[$data.K6];&quot;';&quot;)" office:value-type="string" office:string-value="protected static ?string $sort = '8';" calcext:value-type="string">
            <text:p>protected static ?string $sort = '8';</text:p>
          </table:table-cell>
          <table:table-cell table:formula="of:=COM.MICROSOFT.CONCAT(&quot;protected static ?string &quot;;[$data.L$1];&quot; = '&quot;;[$data.L6];&quot;';&quot;)" office:value-type="string" office:string-value="protected static ?string $navigationBadgeTooltip = '';" calcext:value-type="string">
            <text:p>protected static ?string $navigationBadgeTooltip = '';</text:p>
          </table:table-cell>
          <table:table-cell table:style-name="ce18" table:formula="of:=COM.MICROSOFT.CONCAT(&quot;protected static ?string &quot;;[$data.M$1];&quot; = '&quot;;[$data.M6];&quot;';&quot;)" office:value-type="string" office:string-value="protected static ?string $view = '';" calcext:value-type="string">
            <text:p>protected static ?string $view = '';</text:p>
          </table:table-cell>
          <table:table-cell table:number-columns-repeated="16371"/>
        </table:table-row>
        <table:table-row table:style-name="ro2">
          <table:table-cell table:formula="of:=COM.MICROSOFT.CONCAT(&quot;protected static ?string &quot;;[$data.C$1];&quot; = &quot;;[$data.C7];&quot;;&quot;)" office:value-type="string" office:string-value="protected static ?string $model = Student::class;" calcext:value-type="string">
            <text:p>protected static ?string $model = Student::class;</text:p>
          </table:table-cell>
          <table:table-cell table:formula="of:=COM.MICROSOFT.CONCAT(&quot;protected static ?string &quot;;[$data.D$1];&quot; = '&quot;;[$data.D7];&quot;';&quot;)" office:value-type="string" office:string-value="protected static ?string $modelLabel = 'Student';" calcext:value-type="string">
            <text:p>protected static ?string $modelLabel = 'Student';</text:p>
          </table:table-cell>
          <table:table-cell table:formula="of:=COM.MICROSOFT.CONCAT(&quot;protected static ?string &quot;;[$data.E$1];&quot; = '&quot;;[$data.E7];&quot;';&quot;)" office:value-type="string" office:string-value="protected static ?string $pluralModelLabel = 'Students';" calcext:value-type="string">
            <text:p>protected static ?string $pluralModelLabel = 'Students';</text:p>
          </table:table-cell>
          <table:table-cell table:formula="of:=COM.MICROSOFT.CONCAT(&quot;protected static ?string &quot;;[$data.F$1];&quot; = '&quot;;[$data.F7];&quot;';&quot;)" office:value-type="string" office:string-value="protected static ?string $title = 'Manage Students';" calcext:value-type="string">
            <text:p>protected static ?string $title = 'Manage Students';</text:p>
          </table:table-cell>
          <table:table-cell table:formula="of:=COM.MICROSOFT.CONCAT(&quot;protected static ?string &quot;;[$data.G$1];&quot; = '&quot;;[$data.G7];&quot;';&quot;)" office:value-type="string" office:string-value="protected static ?string $recordTitleAttribute = 'name';" calcext:value-type="string">
            <text:p>protected static ?string $recordTitleAttribute = 'name';</text:p>
          </table:table-cell>
          <table:table-cell table:formula="of:=COM.MICROSOFT.CONCAT(&quot;protected static ?string &quot;;[$data.H$1];&quot; = '&quot;;[$data.H7];&quot;';&quot;)" office:value-type="string" office:string-value="protected static ?string $navigationGroup = 'Students and projects';" calcext:value-type="string">
            <text:p>protected static ?string $navigationGroup = 'Students and projects';</text:p>
          </table:table-cell>
          <table:table-cell table:formula="of:=COM.MICROSOFT.CONCAT(&quot;protected static ?string &quot;;[$data.I$1];&quot; = '&quot;;[$data.I7];&quot;';&quot;)" office:value-type="string" office:string-value="protected static ?string $navigationParentItem = '';" calcext:value-type="string">
            <text:p>protected static ?string $navigationParentItem = '';</text:p>
          </table:table-cell>
          <table:table-cell table:formula="of:=COM.MICROSOFT.CONCAT(&quot;protected static ?string &quot;;[$data.J$1];&quot; = '&quot;;[$data.J7];&quot;';&quot;)" office:value-type="string" office:string-value="protected static ?string $navigationIcon = 'heroicon-o-academic-cap';" calcext:value-type="string">
            <text:p>protected static ?string $navigationIcon = 'heroicon-o-academic-cap';</text:p>
          </table:table-cell>
          <table:table-cell table:formula="of:=COM.MICROSOFT.CONCAT(&quot;protected static ?string &quot;;[$data.K$1];&quot; = '&quot;;[$data.K7];&quot;';&quot;)" office:value-type="string" office:string-value="protected static ?string $sort = '3';" calcext:value-type="string">
            <text:p>protected static ?string $sort = '3';</text:p>
          </table:table-cell>
          <table:table-cell table:formula="of:=COM.MICROSOFT.CONCAT(&quot;protected static ?string &quot;;[$data.L$1];&quot; = '&quot;;[$data.L7];&quot;';&quot;)" office:value-type="string" office:string-value="protected static ?string $navigationBadgeTooltip = '';" calcext:value-type="string">
            <text:p>protected static ?string $navigationBadgeTooltip = '';</text:p>
          </table:table-cell>
          <table:table-cell table:style-name="ce18" table:formula="of:=COM.MICROSOFT.CONCAT(&quot;protected static ?string &quot;;[$data.M$1];&quot; = '&quot;;[$data.M7];&quot;';&quot;)" office:value-type="string" office:string-value="protected static ?string $view = '';" calcext:value-type="string">
            <text:p>protected static ?string $view = '';</text:p>
          </table:table-cell>
          <table:table-cell table:number-columns-repeated="16371"/>
        </table:table-row>
        <table:table-row table:style-name="ro2">
          <table:table-cell table:formula="of:=COM.MICROSOFT.CONCAT(&quot;protected static ?string &quot;;[$data.C$1];&quot; = &quot;;[$data.C8];&quot;;&quot;)" office:value-type="string" office:string-value="protected static ?string $model = Timeslot::class;" calcext:value-type="string">
            <text:p>protected static ?string $model = Timeslot::class;</text:p>
          </table:table-cell>
          <table:table-cell table:formula="of:=COM.MICROSOFT.CONCAT(&quot;protected static ?string &quot;;[$data.D$1];&quot; = '&quot;;[$data.D8];&quot;';&quot;)" office:value-type="string" office:string-value="protected static ?string $modelLabel = 'Timeslot';" calcext:value-type="string">
            <text:p>protected static ?string $modelLabel = 'Timeslot';</text:p>
          </table:table-cell>
          <table:table-cell table:formula="of:=COM.MICROSOFT.CONCAT(&quot;protected static ?string &quot;;[$data.E$1];&quot; = '&quot;;[$data.E8];&quot;';&quot;)" office:value-type="string" office:string-value="protected static ?string $pluralModelLabel = 'Timeslots';" calcext:value-type="string">
            <text:p>protected static ?string $pluralModelLabel = 'Timeslots';</text:p>
          </table:table-cell>
          <table:table-cell table:formula="of:=COM.MICROSOFT.CONCAT(&quot;protected static ?string &quot;;[$data.F$1];&quot; = '&quot;;[$data.F8];&quot;';&quot;)" office:value-type="string" office:string-value="protected static ?string $title = 'Manage Students';" calcext:value-type="string">
            <text:p>protected static ?string $title = 'Manage Students';</text:p>
          </table:table-cell>
          <table:table-cell table:formula="of:=COM.MICROSOFT.CONCAT(&quot;protected static ?string &quot;;[$data.G$1];&quot; = '&quot;;[$data.G8];&quot;';&quot;)" office:value-type="string" office:string-value="protected static ?string $recordTitleAttribute = '';" calcext:value-type="string">
            <text:p>protected static ?string $recordTitleAttribute = '';</text:p>
          </table:table-cell>
          <table:table-cell table:formula="of:=COM.MICROSOFT.CONCAT(&quot;protected static ?string &quot;;[$data.H$1];&quot; = '&quot;;[$data.H8];&quot;';&quot;)" office:value-type="string" office:string-value="protected static ?string $navigationGroup = 'Planning';" calcext:value-type="string">
            <text:p>protected static ?string $navigationGroup = 'Planning';</text:p>
          </table:table-cell>
          <table:table-cell table:formula="of:=COM.MICROSOFT.CONCAT(&quot;protected static ?string &quot;;[$data.I$1];&quot; = '&quot;;[$data.I8];&quot;';&quot;)" office:value-type="string" office:string-value="protected static ?string $navigationParentItem = '';" calcext:value-type="string">
            <text:p>protected static ?string $navigationParentItem = '';</text:p>
          </table:table-cell>
          <table:table-cell table:formula="of:=COM.MICROSOFT.CONCAT(&quot;protected static ?string &quot;;[$data.J$1];&quot; = '&quot;;[$data.J8];&quot;';&quot;)" office:value-type="string" office:string-value="protected static ?string $navigationIcon = 'Heroicon-o-clock';" calcext:value-type="string">
            <text:p>protected static ?string $navigationIcon = 'Heroicon-o-clock';</text:p>
          </table:table-cell>
          <table:table-cell table:formula="of:=COM.MICROSOFT.CONCAT(&quot;protected static ?string &quot;;[$data.K$1];&quot; = '&quot;;[$data.K8];&quot;';&quot;)" office:value-type="string" office:string-value="protected static ?string $sort = '6';" calcext:value-type="string">
            <text:p>protected static ?string $sort = '6';</text:p>
          </table:table-cell>
          <table:table-cell table:formula="of:=COM.MICROSOFT.CONCAT(&quot;protected static ?string &quot;;[$data.L$1];&quot; = '&quot;;[$data.L8];&quot;';&quot;)" office:value-type="string" office:string-value="protected static ?string $navigationBadgeTooltip = '';" calcext:value-type="string">
            <text:p>protected static ?string $navigationBadgeTooltip = '';</text:p>
          </table:table-cell>
          <table:table-cell table:style-name="ce18" table:formula="of:=COM.MICROSOFT.CONCAT(&quot;protected static ?string &quot;;[$data.M$1];&quot; = '&quot;;[$data.M8];&quot;';&quot;)" office:value-type="string" office:string-value="protected static ?string $view = '';" calcext:value-type="string">
            <text:p>protected static ?string $view = '';</text:p>
          </table:table-cell>
          <table:table-cell table:number-columns-repeated="16371"/>
        </table:table-row>
        <table:table-row table:style-name="ro2">
          <table:table-cell table:formula="of:=COM.MICROSOFT.CONCAT(&quot;protected static ?string &quot;;[$data.C$1];&quot; = &quot;;[$data.C9];&quot;;&quot;)" office:value-type="string" office:string-value="protected static ?string $model = User::class;" calcext:value-type="string">
            <text:p>protected static ?string $model = User::class;</text:p>
          </table:table-cell>
          <table:table-cell table:formula="of:=COM.MICROSOFT.CONCAT(&quot;protected static ?string &quot;;[$data.D$1];&quot; = '&quot;;[$data.D9];&quot;';&quot;)" office:value-type="string" office:string-value="protected static ?string $modelLabel = 'User';" calcext:value-type="string">
            <text:p>protected static ?string $modelLabel = 'User';</text:p>
          </table:table-cell>
          <table:table-cell table:formula="of:=COM.MICROSOFT.CONCAT(&quot;protected static ?string &quot;;[$data.E$1];&quot; = '&quot;;[$data.E9];&quot;';&quot;)" office:value-type="string" office:string-value="protected static ?string $pluralModelLabel = 'Users';" calcext:value-type="string">
            <text:p>protected static ?string $pluralModelLabel = 'Users';</text:p>
          </table:table-cell>
          <table:table-cell table:formula="of:=COM.MICROSOFT.CONCAT(&quot;protected static ?string &quot;;[$data.F$1];&quot; = '&quot;;[$data.F9];&quot;';&quot;)" office:value-type="string" office:string-value="protected static ?string $title = 'System users and access control';" calcext:value-type="string">
            <text:p>protected static ?string $title = 'System users and access control';</text:p>
          </table:table-cell>
          <table:table-cell table:formula="of:=COM.MICROSOFT.CONCAT(&quot;protected static ?string &quot;;[$data.G$1];&quot; = '&quot;;[$data.G9];&quot;';&quot;)" office:value-type="string" office:string-value="protected static ?string $recordTitleAttribute = 'name';" calcext:value-type="string">
            <text:p>protected static ?string $recordTitleAttribute = 'name';</text:p>
          </table:table-cell>
          <table:table-cell table:formula="of:=COM.MICROSOFT.CONCAT(&quot;protected static ?string &quot;;[$data.H$1];&quot; = '&quot;;[$data.H9];&quot;';&quot;)" office:value-type="string" office:string-value="protected static ?string $navigationGroup = 'System';" calcext:value-type="string">
            <text:p>protected static ?string $navigationGroup = 'System';</text:p>
          </table:table-cell>
          <table:table-cell table:formula="of:=COM.MICROSOFT.CONCAT(&quot;protected static ?string &quot;;[$data.I$1];&quot; = '&quot;;[$data.I9];&quot;';&quot;)" office:value-type="string" office:string-value="protected static ?string $navigationParentItem = '';" calcext:value-type="string">
            <text:p>protected static ?string $navigationParentItem = '';</text:p>
          </table:table-cell>
          <table:table-cell table:formula="of:=COM.MICROSOFT.CONCAT(&quot;protected static ?string &quot;;[$data.J$1];&quot; = '&quot;;[$data.J9];&quot;';&quot;)" office:value-type="string" office:string-value="protected static ?string $navigationIcon = 'heroicon-o-shield-check';" calcext:value-type="string">
            <text:p>protected static ?string $navigationIcon = 'heroicon-o-shield-check';</text:p>
          </table:table-cell>
          <table:table-cell table:formula="of:=COM.MICROSOFT.CONCAT(&quot;protected static ?string &quot;;[$data.K$1];&quot; = '&quot;;[$data.K9];&quot;';&quot;)" office:value-type="string" office:string-value="protected static ?string $sort = '10';" calcext:value-type="string">
            <text:p>protected static ?string $sort = '10';</text:p>
          </table:table-cell>
          <table:table-cell table:formula="of:=COM.MICROSOFT.CONCAT(&quot;protected static ?string &quot;;[$data.L$1];&quot; = '&quot;;[$data.L9];&quot;';&quot;)" office:value-type="string" office:string-value="protected static ?string $navigationBadgeTooltip = '';" calcext:value-type="string">
            <text:p>protected static ?string $navigationBadgeTooltip = '';</text:p>
          </table:table-cell>
          <table:table-cell table:style-name="ce18" table:formula="of:=COM.MICROSOFT.CONCAT(&quot;protected static ?string &quot;;[$data.M$1];&quot; = '&quot;;[$data.M9];&quot;';&quot;)" office:value-type="string" office:string-value="protected static ?string $view = '';" calcext:value-type="string">
            <text:p>protected static ?string $view = '';</text:p>
          </table:table-cell>
          <table:table-cell table:number-columns-repeated="16371"/>
        </table:table-row>
        <table:table-row table:style-name="ro2">
          <table:table-cell table:formula="of:=COM.MICROSOFT.CONCAT(&quot;protected static ?string &quot;;[$data.C$1];&quot; = &quot;;[$data.C10];&quot;;&quot;)" office:value-type="string" office:string-value="protected static ?string $model = ;" calcext:value-type="string">
            <text:p>protected static ?string $model = ;</text:p>
          </table:table-cell>
          <table:table-cell table:formula="of:=COM.MICROSOFT.CONCAT(&quot;protected static ?string &quot;;[$data.D$1];&quot; = '&quot;;[$data.D10];&quot;';&quot;)" office:value-type="string" office:string-value="protected static ?string $modelLabel = '';" calcext:value-type="string">
            <text:p>protected static ?string $modelLabel = '';</text:p>
          </table:table-cell>
          <table:table-cell table:formula="of:=COM.MICROSOFT.CONCAT(&quot;protected static ?string &quot;;[$data.E$1];&quot; = '&quot;;[$data.E10];&quot;';&quot;)" office:value-type="string" office:string-value="protected static ?string $pluralModelLabel = '';" calcext:value-type="string">
            <text:p>protected static ?string $pluralModelLabel = '';</text:p>
          </table:table-cell>
          <table:table-cell table:formula="of:=COM.MICROSOFT.CONCAT(&quot;protected static ?string &quot;;[$data.F$1];&quot; = '&quot;;[$data.F10];&quot;';&quot;)" office:value-type="string" office:string-value="protected static ?string $title = '';" calcext:value-type="string">
            <text:p>protected static ?string $title = '';</text:p>
          </table:table-cell>
          <table:table-cell table:formula="of:=COM.MICROSOFT.CONCAT(&quot;protected static ?string &quot;;[$data.G$1];&quot; = '&quot;;[$data.G10];&quot;';&quot;)" office:value-type="string" office:string-value="protected static ?string $recordTitleAttribute = '';" calcext:value-type="string">
            <text:p>protected static ?string $recordTitleAttribute = '';</text:p>
          </table:table-cell>
          <table:table-cell table:formula="of:=COM.MICROSOFT.CONCAT(&quot;protected static ?string &quot;;[$data.H$1];&quot; = '&quot;;[$data.H10];&quot;';&quot;)" office:value-type="string" office:string-value="protected static ?string $navigationGroup = '';" calcext:value-type="string">
            <text:p>protected static ?string $navigationGroup = '';</text:p>
          </table:table-cell>
          <table:table-cell table:formula="of:=COM.MICROSOFT.CONCAT(&quot;protected static ?string &quot;;[$data.I$1];&quot; = '&quot;;[$data.I10];&quot;';&quot;)" office:value-type="string" office:string-value="protected static ?string $navigationParentItem = '';" calcext:value-type="string">
            <text:p>protected static ?string $navigationParentItem = '';</text:p>
          </table:table-cell>
          <table:table-cell table:formula="of:=COM.MICROSOFT.CONCAT(&quot;protected static ?string &quot;;[$data.J$1];&quot; = '&quot;;[$data.J10];&quot;';&quot;)" office:value-type="string" office:string-value="protected static ?string $navigationIcon = 'heroicon-o-calendar-days';" calcext:value-type="string">
            <text:p>protected static ?string $navigationIcon = 'heroicon-o-calendar-days';</text:p>
          </table:table-cell>
          <table:table-cell table:formula="of:=COM.MICROSOFT.CONCAT(&quot;protected static ?string &quot;;[$data.K$1];&quot; = '&quot;;[$data.K10];&quot;';&quot;)" office:value-type="string" office:string-value="protected static ?string $sort = '5';" calcext:value-type="string">
            <text:p>protected static ?string $sort = '5';</text:p>
          </table:table-cell>
          <table:table-cell table:formula="of:=COM.MICROSOFT.CONCAT(&quot;protected static ?string &quot;;[$data.L$1];&quot; = '&quot;;[$data.L10];&quot;';&quot;)" office:value-type="string" office:string-value="protected static ?string $navigationBadgeTooltip = '';" calcext:value-type="string">
            <text:p>protected static ?string $navigationBadgeTooltip = '';</text:p>
          </table:table-cell>
          <table:table-cell table:style-name="ce18" table:formula="of:=COM.MICROSOFT.CONCAT(&quot;protected static ?string &quot;;[$data.M$1];&quot; = '&quot;;[$data.M10];&quot;';&quot;)" office:value-type="string" office:string-value="protected static ?string $view = '';" calcext:value-type="string">
            <text:p>protected static ?string $view = '';</text:p>
          </table:table-cell>
          <table:table-cell table:number-columns-repeated="16371"/>
        </table:table-row>
        <table:table-row table:style-name="ro2">
          <table:table-cell table:formula="of:=COM.MICROSOFT.CONCAT(&quot;protected static ?string &quot;;[$data.C$1];&quot; = &quot;;[$data.C11];&quot;;&quot;)" office:value-type="string" office:string-value="protected static ?string $model = ;" calcext:value-type="string">
            <text:p>protected static ?string $model = ;</text:p>
          </table:table-cell>
          <table:table-cell table:formula="of:=COM.MICROSOFT.CONCAT(&quot;protected static ?string &quot;;[$data.D$1];&quot; = '&quot;;[$data.D11];&quot;';&quot;)" office:value-type="string" office:string-value="protected static ?string $modelLabel = '';" calcext:value-type="string">
            <text:p>protected static ?string $modelLabel = '';</text:p>
          </table:table-cell>
          <table:table-cell table:formula="of:=COM.MICROSOFT.CONCAT(&quot;protected static ?string &quot;;[$data.E$1];&quot; = '&quot;;[$data.E11];&quot;';&quot;)" office:value-type="string" office:string-value="protected static ?string $pluralModelLabel = '';" calcext:value-type="string">
            <text:p>protected static ?string $pluralModelLabel = '';</text:p>
          </table:table-cell>
          <table:table-cell table:formula="of:=COM.MICROSOFT.CONCAT(&quot;protected static ?string &quot;;[$data.F$1];&quot; = '&quot;;[$data.F11];&quot;';&quot;)" office:value-type="string" office:string-value="protected static ?string $title = '';" calcext:value-type="string">
            <text:p>protected static ?string $title = '';</text:p>
          </table:table-cell>
          <table:table-cell table:formula="of:=COM.MICROSOFT.CONCAT(&quot;protected static ?string &quot;;[$data.G$1];&quot; = '&quot;;[$data.G11];&quot;';&quot;)" office:value-type="string" office:string-value="protected static ?string $recordTitleAttribute = '';" calcext:value-type="string">
            <text:p>protected static ?string $recordTitleAttribute = '';</text:p>
          </table:table-cell>
          <table:table-cell table:formula="of:=COM.MICROSOFT.CONCAT(&quot;protected static ?string &quot;;[$data.H$1];&quot; = '&quot;;[$data.H11];&quot;';&quot;)" office:value-type="string" office:string-value="protected static ?string $navigationGroup = 'Planning';" calcext:value-type="string">
            <text:p>protected static ?string $navigationGroup = 'Planning';</text:p>
          </table:table-cell>
          <table:table-cell table:formula="of:=COM.MICROSOFT.CONCAT(&quot;protected static ?string &quot;;[$data.I$1];&quot; = '&quot;;[$data.I11];&quot;';&quot;)" office:value-type="string" office:string-value="protected static ?string $navigationParentItem = '';" calcext:value-type="string">
            <text:p>protected static ?string $navigationParentItem = '';</text:p>
          </table:table-cell>
          <table:table-cell table:formula="of:=COM.MICROSOFT.CONCAT(&quot;protected static ?string &quot;;[$data.J$1];&quot; = '&quot;;[$data.J11];&quot;';&quot;)" office:value-type="string" office:string-value="protected static ?string $navigationIcon = 'heroicon-o-calendar';" calcext:value-type="string">
            <text:p>protected static ?string $navigationIcon = 'heroicon-o-calendar';</text:p>
          </table:table-cell>
          <table:table-cell table:formula="of:=COM.MICROSOFT.CONCAT(&quot;protected static ?string &quot;;[$data.K$1];&quot; = '&quot;;[$data.K11];&quot;';&quot;)" office:value-type="string" office:string-value="protected static ?string $sort = '7';" calcext:value-type="string">
            <text:p>protected static ?string $sort = '7';</text:p>
          </table:table-cell>
          <table:table-cell table:formula="of:=COM.MICROSOFT.CONCAT(&quot;protected static ?string &quot;;[$data.L$1];&quot; = '&quot;;[$data.L11];&quot;';&quot;)" office:value-type="string" office:string-value="protected static ?string $navigationBadgeTooltip = '';" calcext:value-type="string">
            <text:p>protected static ?string $navigationBadgeTooltip = '';</text:p>
          </table:table-cell>
          <table:table-cell table:style-name="ce18" table:formula="of:=COM.MICROSOFT.CONCAT(&quot;protected static ?string &quot;;[$data.M$1];&quot; = '&quot;;[$data.M11];&quot;';&quot;)" office:value-type="string" office:string-value="protected static ?string $view = '';" calcext:value-type="string">
            <text:p>protected static ?string $view = '';</text:p>
          </table:table-cell>
          <table:table-cell table:number-columns-repeated="16371"/>
        </table:table-row>
        <table:table-row table:style-name="ro2" table:number-rows-repeated="1048564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Sheet5" table:style-name="ta1">
        <table:table-column table:style-name="co20" table:default-cell-style-name="ce18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protected static ?string $model = InternshipAgreement::class;</text:p>
          </table:table-cell>
          <table:table-cell table:style-name="ce18" office:value-type="string" calcext:value-type="string">
            <text:p>protected static ?string $modelLabel = 'Internship agreement';</text:p>
          </table:table-cell>
          <table:table-cell table:style-name="ce18" office:value-type="string" calcext:value-type="string">
            <text:p>protected static ?string $pluralModelLabel = 'Internship agreements';</text:p>
          </table:table-cell>
          <table:table-cell table:style-name="ce18" office:value-type="string" calcext:value-type="string">
            <text:p>protected static ?string $title = 'Internship agreements';</text:p>
          </table:table-cell>
          <table:table-cell table:style-name="ce18" office:value-type="string" calcext:value-type="string">
            <text:p>protected static ?string $recordTitleAttribute = 'organization_name';</text:p>
          </table:table-cell>
          <table:table-cell table:style-name="ce18" office:value-type="string" calcext:value-type="string">
            <text:p>protected static ?string $navigationGroup = 'Internships';</text:p>
          </table:table-cell>
          <table:table-cell table:style-name="ce18" office:value-type="string" calcext:value-type="string">
            <text:p>protected static ?string $navigationParentItem = 'Students and projects';</text:p>
          </table:table-cell>
          <table:table-cell table:style-name="ce18" office:value-type="string" calcext:value-type="string">
            <text:p>protected static ?string $navigationIcon = 'heroicon-o-megaphone';</text:p>
          </table:table-cell>
          <table:table-cell table:style-name="ce18" office:value-type="string" calcext:value-type="string">
            <text:p>protected static ?string $sort = '1';</text:p>
          </table:table-cell>
          <table:table-cell table:style-name="ce18" office:value-type="string" calcext:value-type="string">
            <text:p>protected static ?string $navigationBadgeTooltip = '';</text:p>
          </table:table-cell>
          <table:table-cell office:value-type="string" calcext:value-type="string">
            <text:p>protected static ?string $view = '';</text:p>
          </table:table-cell>
        </table:table-row>
        <table:table-row table:style-name="ro2">
          <table:table-cell table:style-name="Default" office:value-type="string" calcext:value-type="string">
            <text:p>protected static ?string $model = Offer::class;</text:p>
          </table:table-cell>
          <table:table-cell office:value-type="string" calcext:value-type="string">
            <text:p>protected static ?string $modelLabel = 'Internship offer';</text:p>
          </table:table-cell>
          <table:table-cell office:value-type="string" calcext:value-type="string">
            <text:p>protected static ?string $pluralModelLabel = 'Internship offers';</text:p>
          </table:table-cell>
          <table:table-cell office:value-type="string" calcext:value-type="string">
            <text:p>protected static ?string $title = 'Manage internship offers';</text:p>
          </table:table-cell>
          <table:table-cell office:value-type="string" calcext:value-type="string">
            <text:p>protected static ?string $recordTitleAttribute = 'organization_name';</text:p>
          </table:table-cell>
          <table:table-cell office:value-type="string" calcext:value-type="string">
            <text:p>protected static ?string $navigationGroup = 'Internships';</text:p>
          </table:table-cell>
          <table:table-cell office:value-type="string" calcext:value-type="string">
            <text:p>protected static ?string $navigationParentItem = 'Students and projects';</text:p>
          </table:table-cell>
          <table:table-cell office:value-type="string" calcext:value-type="string">
            <text:p>protected static ?string $navigationIcon = 'Heroicon-o-briefcase';</text:p>
          </table:table-cell>
          <table:table-cell office:value-type="string" calcext:value-type="string">
            <text:p>protected static ?string $sort = '2';</text:p>
          </table:table-cell>
          <table:table-cell office:value-type="string" calcext:value-type="string">
            <text:p>protected static ?string $navigationBadgeTooltip = '';</text:p>
          </table:table-cell>
          <table:table-cell office:value-type="string" calcext:value-type="string">
            <text:p>protected static ?string $view = '';</text:p>
          </table:table-cell>
        </table:table-row>
        <table:table-row table:style-name="ro2">
          <table:table-cell table:style-name="Default" office:value-type="string" calcext:value-type="string">
            <text:p>protected static ?string $model = Professor::class;</text:p>
          </table:table-cell>
          <table:table-cell office:value-type="string" calcext:value-type="string">
            <text:p>protected static ?string $modelLabel = 'Professor';</text:p>
          </table:table-cell>
          <table:table-cell office:value-type="string" calcext:value-type="string">
            <text:p>protected static ?string $pluralModelLabel = 'Professors';</text:p>
          </table:table-cell>
          <table:table-cell office:value-type="string" calcext:value-type="string">
            <text:p>protected static ?string $title = 'Manage professors';</text:p>
          </table:table-cell>
          <table:table-cell office:value-type="string" calcext:value-type="string">
            <text:p>protected static ?string $recordTitleAttribute = 'name';</text:p>
          </table:table-cell>
          <table:table-cell office:value-type="string" calcext:value-type="string">
            <text:p>protected static ?string $navigationGroup = 'Juries';</text:p>
          </table:table-cell>
          <table:table-cell office:value-type="string" calcext:value-type="string">
            <text:p>protected static ?string $navigationParentItem = '';</text:p>
          </table:table-cell>
          <table:table-cell office:value-type="string" calcext:value-type="string">
            <text:p>protected static ?string $navigationIcon = 'heroicon-o-user-group';</text:p>
          </table:table-cell>
          <table:table-cell office:value-type="string" calcext:value-type="string">
            <text:p>protected static ?string $sort = '9';</text:p>
          </table:table-cell>
          <table:table-cell office:value-type="string" calcext:value-type="string">
            <text:p>protected static ?string $navigationBadgeTooltip = '';</text:p>
          </table:table-cell>
          <table:table-cell office:value-type="string" calcext:value-type="string">
            <text:p>protected static ?string $view = '';</text:p>
          </table:table-cell>
        </table:table-row>
        <table:table-row table:style-name="ro2">
          <table:table-cell table:style-name="Default" office:value-type="string" calcext:value-type="string">
            <text:p>protected static ?string $model = Project::class;</text:p>
          </table:table-cell>
          <table:table-cell office:value-type="string" calcext:value-type="string">
            <text:p>protected static ?string $modelLabel = 'Project';</text:p>
          </table:table-cell>
          <table:table-cell office:value-type="string" calcext:value-type="string">
            <text:p>protected static ?string $pluralModelLabel = 'Projects';</text:p>
          </table:table-cell>
          <table:table-cell office:value-type="string" calcext:value-type="string">
            <text:p>protected static ?string $title = 'Manage final projects';</text:p>
          </table:table-cell>
          <table:table-cell office:value-type="string" calcext:value-type="string">
            <text:p>protected static ?string $recordTitleAttribute = 'organization';</text:p>
          </table:table-cell>
          <table:table-cell office:value-type="string" calcext:value-type="string">
            <text:p>protected static ?string $navigationGroup = 'Students and projects';</text:p>
          </table:table-cell>
          <table:table-cell office:value-type="string" calcext:value-type="string">
            <text:p>protected static ?string $navigationParentItem = '';</text:p>
          </table:table-cell>
          <table:table-cell office:value-type="string" calcext:value-type="string">
            <text:p>protected static ?string $navigationIcon = 'heroicon-o-command-line';</text:p>
          </table:table-cell>
          <table:table-cell office:value-type="string" calcext:value-type="string">
            <text:p>protected static ?string $sort = '4';</text:p>
          </table:table-cell>
          <table:table-cell office:value-type="string" calcext:value-type="string">
            <text:p>protected static ?string $navigationBadgeTooltip = '';</text:p>
          </table:table-cell>
          <table:table-cell office:value-type="string" calcext:value-type="string">
            <text:p>protected static ?string $view = '';</text:p>
          </table:table-cell>
        </table:table-row>
        <table:table-row table:style-name="ro2">
          <table:table-cell table:style-name="Default" office:value-type="string" calcext:value-type="string">
            <text:p>protected static ?string $model = ScheduleParameters::class;</text:p>
          </table:table-cell>
          <table:table-cell office:value-type="string" calcext:value-type="string">
            <text:p>protected static ?string $modelLabel = 'Schedule parameters';</text:p>
          </table:table-cell>
          <table:table-cell office:value-type="string" calcext:value-type="string">
            <text:p>protected static ?string $pluralModelLabel = 'Schedules parameters';</text:p>
          </table:table-cell>
          <table:table-cell office:value-type="string" calcext:value-type="string">
            <text:p>protected static ?string $title = 'Schedules parameters';</text:p>
          </table:table-cell>
          <table:table-cell office:value-type="string" calcext:value-type="string">
            <text:p>protected static ?string $recordTitleAttribute = 'Manage schedules parameters';</text:p>
          </table:table-cell>
          <table:table-cell office:value-type="string" calcext:value-type="string">
            <text:p>protected static ?string $navigationGroup = 'Planning';</text:p>
          </table:table-cell>
          <table:table-cell office:value-type="string" calcext:value-type="string">
            <text:p>protected static ?string $navigationParentItem = '';</text:p>
          </table:table-cell>
          <table:table-cell office:value-type="string" calcext:value-type="string">
            <text:p>protected static ?string $navigationIcon = 'Heroicon-o-calendar-days';</text:p>
          </table:table-cell>
          <table:table-cell office:value-type="string" calcext:value-type="string">
            <text:p>protected static ?string $sort = '8';</text:p>
          </table:table-cell>
          <table:table-cell office:value-type="string" calcext:value-type="string">
            <text:p>protected static ?string $navigationBadgeTooltip = '';</text:p>
          </table:table-cell>
          <table:table-cell office:value-type="string" calcext:value-type="string">
            <text:p>protected static ?string $view = '';</text:p>
          </table:table-cell>
        </table:table-row>
        <table:table-row table:style-name="ro2">
          <table:table-cell table:style-name="Default" office:value-type="string" calcext:value-type="string">
            <text:p>protected static ?string $model = Student::class;</text:p>
          </table:table-cell>
          <table:table-cell office:value-type="string" calcext:value-type="string">
            <text:p>protected static ?string $modelLabel = 'Student';</text:p>
          </table:table-cell>
          <table:table-cell office:value-type="string" calcext:value-type="string">
            <text:p>protected static ?string $pluralModelLabel = 'Students';</text:p>
          </table:table-cell>
          <table:table-cell office:value-type="string" calcext:value-type="string">
            <text:p>protected static ?string $title = 'Manage Students';</text:p>
          </table:table-cell>
          <table:table-cell office:value-type="string" calcext:value-type="string">
            <text:p>protected static ?string $recordTitleAttribute = 'name';</text:p>
          </table:table-cell>
          <table:table-cell office:value-type="string" calcext:value-type="string">
            <text:p>protected static ?string $navigationGroup = 'Students and projects';</text:p>
          </table:table-cell>
          <table:table-cell office:value-type="string" calcext:value-type="string">
            <text:p>protected static ?string $navigationParentItem = '';</text:p>
          </table:table-cell>
          <table:table-cell office:value-type="string" calcext:value-type="string">
            <text:p>protected static ?string $navigationIcon = 'heroicon-o-academic-cap';</text:p>
          </table:table-cell>
          <table:table-cell office:value-type="string" calcext:value-type="string">
            <text:p>protected static ?string $sort = '3';</text:p>
          </table:table-cell>
          <table:table-cell office:value-type="string" calcext:value-type="string">
            <text:p>protected static ?string $navigationBadgeTooltip = '';</text:p>
          </table:table-cell>
          <table:table-cell office:value-type="string" calcext:value-type="string">
            <text:p>protected static ?string $view = '';</text:p>
          </table:table-cell>
        </table:table-row>
        <table:table-row table:style-name="ro2">
          <table:table-cell table:style-name="Default" office:value-type="string" calcext:value-type="string">
            <text:p>protected static ?string $model = Timeslot::class;</text:p>
          </table:table-cell>
          <table:table-cell office:value-type="string" calcext:value-type="string">
            <text:p>protected static ?string $modelLabel = 'Timeslot';</text:p>
          </table:table-cell>
          <table:table-cell office:value-type="string" calcext:value-type="string">
            <text:p>protected static ?string $pluralModelLabel = 'Timeslots';</text:p>
          </table:table-cell>
          <table:table-cell office:value-type="string" calcext:value-type="string">
            <text:p>protected static ?string $title = 'Manage Students';</text:p>
          </table:table-cell>
          <table:table-cell office:value-type="string" calcext:value-type="string">
            <text:p>protected static ?string $recordTitleAttribute = '';</text:p>
          </table:table-cell>
          <table:table-cell office:value-type="string" calcext:value-type="string">
            <text:p>protected static ?string $navigationGroup = 'Planning';</text:p>
          </table:table-cell>
          <table:table-cell office:value-type="string" calcext:value-type="string">
            <text:p>protected static ?string $navigationParentItem = '';</text:p>
          </table:table-cell>
          <table:table-cell office:value-type="string" calcext:value-type="string">
            <text:p>protected static ?string $navigationIcon = 'Heroicon-o-clock';</text:p>
          </table:table-cell>
          <table:table-cell office:value-type="string" calcext:value-type="string">
            <text:p>protected static ?string $sort = '6';</text:p>
          </table:table-cell>
          <table:table-cell office:value-type="string" calcext:value-type="string">
            <text:p>protected static ?string $navigationBadgeTooltip = '';</text:p>
          </table:table-cell>
          <table:table-cell office:value-type="string" calcext:value-type="string">
            <text:p>protected static ?string $view = '';</text:p>
          </table:table-cell>
        </table:table-row>
        <table:table-row table:style-name="ro2">
          <table:table-cell table:style-name="Default" office:value-type="string" calcext:value-type="string">
            <text:p>protected static ?string $model = User::class;</text:p>
          </table:table-cell>
          <table:table-cell office:value-type="string" calcext:value-type="string">
            <text:p>protected static ?string $modelLabel = 'User';</text:p>
          </table:table-cell>
          <table:table-cell office:value-type="string" calcext:value-type="string">
            <text:p>protected static ?string $pluralModelLabel = 'Users';</text:p>
          </table:table-cell>
          <table:table-cell office:value-type="string" calcext:value-type="string">
            <text:p>protected static ?string $title = 'System users and access control';</text:p>
          </table:table-cell>
          <table:table-cell office:value-type="string" calcext:value-type="string">
            <text:p>protected static ?string $recordTitleAttribute = 'name';</text:p>
          </table:table-cell>
          <table:table-cell office:value-type="string" calcext:value-type="string">
            <text:p>protected static ?string $navigationGroup = 'System';</text:p>
          </table:table-cell>
          <table:table-cell office:value-type="string" calcext:value-type="string">
            <text:p>protected static ?string $navigationParentItem = '';</text:p>
          </table:table-cell>
          <table:table-cell office:value-type="string" calcext:value-type="string">
            <text:p>protected static ?string $navigationIcon = 'heroicon-o-shield-check';</text:p>
          </table:table-cell>
          <table:table-cell office:value-type="string" calcext:value-type="string">
            <text:p>protected static ?string $sort = '10';</text:p>
          </table:table-cell>
          <table:table-cell office:value-type="string" calcext:value-type="string">
            <text:p>protected static ?string $navigationBadgeTooltip = '';</text:p>
          </table:table-cell>
          <table:table-cell office:value-type="string" calcext:value-type="string">
            <text:p>protected static ?string $view = '';</text:p>
          </table:table-cell>
        </table:table-row>
        <table:table-row table:style-name="ro2">
          <table:table-cell table:style-name="Default" office:value-type="string" calcext:value-type="string">
            <text:p>protected static ?string $model = ;</text:p>
          </table:table-cell>
          <table:table-cell office:value-type="string" calcext:value-type="string">
            <text:p>protected static ?string $modelLabel = '';</text:p>
          </table:table-cell>
          <table:table-cell office:value-type="string" calcext:value-type="string">
            <text:p>protected static ?string $pluralModelLabel = '';</text:p>
          </table:table-cell>
          <table:table-cell office:value-type="string" calcext:value-type="string">
            <text:p>protected static ?string $title = '';</text:p>
          </table:table-cell>
          <table:table-cell office:value-type="string" calcext:value-type="string">
            <text:p>protected static ?string $recordTitleAttribute = '';</text:p>
          </table:table-cell>
          <table:table-cell office:value-type="string" calcext:value-type="string">
            <text:p>protected static ?string $navigationGroup = '';</text:p>
          </table:table-cell>
          <table:table-cell office:value-type="string" calcext:value-type="string">
            <text:p>protected static ?string $navigationParentItem = '';</text:p>
          </table:table-cell>
          <table:table-cell office:value-type="string" calcext:value-type="string">
            <text:p>protected static ?string $navigationIcon = 'heroicon-o-calendar-days';</text:p>
          </table:table-cell>
          <table:table-cell office:value-type="string" calcext:value-type="string">
            <text:p>protected static ?string $sort = '5';</text:p>
          </table:table-cell>
          <table:table-cell office:value-type="string" calcext:value-type="string">
            <text:p>protected static ?string $navigationBadgeTooltip = '';</text:p>
          </table:table-cell>
          <table:table-cell office:value-type="string" calcext:value-type="string">
            <text:p>protected static ?string $view = '';</text:p>
          </table:table-cell>
        </table:table-row>
        <table:table-row table:style-name="ro2">
          <table:table-cell table:style-name="Default" office:value-type="string" calcext:value-type="string">
            <text:p>protected static ?string $model = ;</text:p>
          </table:table-cell>
          <table:table-cell office:value-type="string" calcext:value-type="string">
            <text:p>protected static ?string $modelLabel = '';</text:p>
          </table:table-cell>
          <table:table-cell office:value-type="string" calcext:value-type="string">
            <text:p>protected static ?string $pluralModelLabel = '';</text:p>
          </table:table-cell>
          <table:table-cell office:value-type="string" calcext:value-type="string">
            <text:p>protected static ?string $title = '';</text:p>
          </table:table-cell>
          <table:table-cell office:value-type="string" calcext:value-type="string">
            <text:p>protected static ?string $recordTitleAttribute = '';</text:p>
          </table:table-cell>
          <table:table-cell office:value-type="string" calcext:value-type="string">
            <text:p>protected static ?string $navigationGroup = 'Planning';</text:p>
          </table:table-cell>
          <table:table-cell office:value-type="string" calcext:value-type="string">
            <text:p>protected static ?string $navigationParentItem = '';</text:p>
          </table:table-cell>
          <table:table-cell office:value-type="string" calcext:value-type="string">
            <text:p>protected static ?string $navigationIcon = 'heroicon-o-calendar';</text:p>
          </table:table-cell>
          <table:table-cell office:value-type="string" calcext:value-type="string">
            <text:p>protected static ?string $sort = '7';</text:p>
          </table:table-cell>
          <table:table-cell office:value-type="string" calcext:value-type="string">
            <text:p>protected static ?string $navigationBadgeTooltip = '';</text:p>
          </table:table-cell>
          <table:table-cell office:value-type="string" calcext:value-type="string">
            <text:p>protected static ?string $view = '';</text:p>
          </table:table-cell>
        </table:table-row>
        <table:table-row table:style-name="ro2" table:number-rows-repeated="2">
          <table:table-cell table:style-name="Default"/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protected static ?string $model = InternshipAgreement::class;</text:p>
          </table:table-cell>
          <table:table-cell office:value-type="string" calcext:value-type="string">
            <text:p>protected static ?string $model = Offer::class;</text:p>
          </table:table-cell>
          <table:table-cell office:value-type="string" calcext:value-type="string">
            <text:p>protected static ?string $model = Professor::class;</text:p>
          </table:table-cell>
          <table:table-cell office:value-type="string" calcext:value-type="string">
            <text:p>protected static ?string $model = Project::class;</text:p>
          </table:table-cell>
          <table:table-cell office:value-type="string" calcext:value-type="string">
            <text:p>protected static ?string $model = ScheduleParameters::class;</text:p>
          </table:table-cell>
          <table:table-cell office:value-type="string" calcext:value-type="string">
            <text:p>protected static ?string $model = Student::class;</text:p>
          </table:table-cell>
          <table:table-cell office:value-type="string" calcext:value-type="string">
            <text:p>protected static ?string $model = Timeslot::class;</text:p>
          </table:table-cell>
          <table:table-cell office:value-type="string" calcext:value-type="string">
            <text:p>protected static ?string $model = User::class;</text:p>
          </table:table-cell>
          <table:table-cell table:number-columns-repeated="2" office:value-type="string" calcext:value-type="string">
            <text:p>protected static ?string $model = ;</text:p>
          </table:table-cell>
          <table:table-cell/>
        </table:table-row>
        <table:table-row table:style-name="ro2">
          <table:table-cell office:value-type="string" calcext:value-type="string">
            <text:p>protected static ?string $modelLabel = 'Internship agreement';</text:p>
          </table:table-cell>
          <table:table-cell office:value-type="string" calcext:value-type="string">
            <text:p>protected static ?string $modelLabel = 'Internship offer';</text:p>
          </table:table-cell>
          <table:table-cell office:value-type="string" calcext:value-type="string">
            <text:p>protected static ?string $modelLabel = 'Professor';</text:p>
          </table:table-cell>
          <table:table-cell office:value-type="string" calcext:value-type="string">
            <text:p>protected static ?string $modelLabel = 'Project';</text:p>
          </table:table-cell>
          <table:table-cell office:value-type="string" calcext:value-type="string">
            <text:p>protected static ?string $modelLabel = 'Schedule parameters';</text:p>
          </table:table-cell>
          <table:table-cell office:value-type="string" calcext:value-type="string">
            <text:p>protected static ?string $modelLabel = 'Student';</text:p>
          </table:table-cell>
          <table:table-cell office:value-type="string" calcext:value-type="string">
            <text:p>protected static ?string $modelLabel = 'Timeslot';</text:p>
          </table:table-cell>
          <table:table-cell office:value-type="string" calcext:value-type="string">
            <text:p>protected static ?string $modelLabel = 'User';</text:p>
          </table:table-cell>
          <table:table-cell table:number-columns-repeated="2" office:value-type="string" calcext:value-type="string">
            <text:p>protected static ?string $modelLabel = '';</text:p>
          </table:table-cell>
          <table:table-cell/>
        </table:table-row>
        <table:table-row table:style-name="ro2">
          <table:table-cell office:value-type="string" calcext:value-type="string">
            <text:p>protected static ?string $pluralModelLabel = 'Internship agreements';</text:p>
          </table:table-cell>
          <table:table-cell office:value-type="string" calcext:value-type="string">
            <text:p>protected static ?string $pluralModelLabel = 'Internship offers';</text:p>
          </table:table-cell>
          <table:table-cell office:value-type="string" calcext:value-type="string">
            <text:p>protected static ?string $pluralModelLabel = 'Professors';</text:p>
          </table:table-cell>
          <table:table-cell office:value-type="string" calcext:value-type="string">
            <text:p>protected static ?string $pluralModelLabel = 'Projects';</text:p>
          </table:table-cell>
          <table:table-cell office:value-type="string" calcext:value-type="string">
            <text:p>protected static ?string $pluralModelLabel = 'Schedules parameters';</text:p>
          </table:table-cell>
          <table:table-cell office:value-type="string" calcext:value-type="string">
            <text:p>protected static ?string $pluralModelLabel = 'Students';</text:p>
          </table:table-cell>
          <table:table-cell office:value-type="string" calcext:value-type="string">
            <text:p>protected static ?string $pluralModelLabel = 'Timeslots';</text:p>
          </table:table-cell>
          <table:table-cell office:value-type="string" calcext:value-type="string">
            <text:p>protected static ?string $pluralModelLabel = 'Users';</text:p>
          </table:table-cell>
          <table:table-cell table:number-columns-repeated="2" office:value-type="string" calcext:value-type="string">
            <text:p>protected static ?string $pluralModelLabel = '';</text:p>
          </table:table-cell>
          <table:table-cell/>
        </table:table-row>
        <table:table-row table:style-name="ro2">
          <table:table-cell office:value-type="string" calcext:value-type="string">
            <text:p>protected static ?string $title = 'Internship agreements';</text:p>
          </table:table-cell>
          <table:table-cell office:value-type="string" calcext:value-type="string">
            <text:p>protected static ?string $title = 'Manage internship offers';</text:p>
          </table:table-cell>
          <table:table-cell office:value-type="string" calcext:value-type="string">
            <text:p>protected static ?string $title = 'Manage professors';</text:p>
          </table:table-cell>
          <table:table-cell office:value-type="string" calcext:value-type="string">
            <text:p>protected static ?string $title = 'Manage final projects';</text:p>
          </table:table-cell>
          <table:table-cell office:value-type="string" calcext:value-type="string">
            <text:p>protected static ?string $title = 'Schedules parameters';</text:p>
          </table:table-cell>
          <table:table-cell table:number-columns-repeated="2" office:value-type="string" calcext:value-type="string">
            <text:p>protected static ?string $title = 'Manage Students';</text:p>
          </table:table-cell>
          <table:table-cell office:value-type="string" calcext:value-type="string">
            <text:p>protected static ?string $title = 'System users and access control';</text:p>
          </table:table-cell>
          <table:table-cell table:number-columns-repeated="2" office:value-type="string" calcext:value-type="string">
            <text:p>protected static ?string $title = '';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rotected static ?string $recordTitleAttribute = 'organization_name';</text:p>
          </table:table-cell>
          <table:table-cell office:value-type="string" calcext:value-type="string">
            <text:p>protected static ?string $recordTitleAttribute = 'name';</text:p>
          </table:table-cell>
          <table:table-cell office:value-type="string" calcext:value-type="string">
            <text:p>protected static ?string $recordTitleAttribute = 'organization';</text:p>
          </table:table-cell>
          <table:table-cell office:value-type="string" calcext:value-type="string">
            <text:p>protected static ?string $recordTitleAttribute = 'Manage schedules parameters';</text:p>
          </table:table-cell>
          <table:table-cell office:value-type="string" calcext:value-type="string">
            <text:p>protected static ?string $recordTitleAttribute = 'name';</text:p>
          </table:table-cell>
          <table:table-cell office:value-type="string" calcext:value-type="string">
            <text:p>protected static ?string $recordTitleAttribute = '';</text:p>
          </table:table-cell>
          <table:table-cell office:value-type="string" calcext:value-type="string">
            <text:p>protected static ?string $recordTitleAttribute = 'name';</text:p>
          </table:table-cell>
          <table:table-cell table:number-columns-repeated="2" office:value-type="string" calcext:value-type="string">
            <text:p>protected static ?string $recordTitleAttribute = '';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rotected static ?string $navigationGroup = 'Internships';</text:p>
          </table:table-cell>
          <table:table-cell office:value-type="string" calcext:value-type="string">
            <text:p>protected static ?string $navigationGroup = 'Juries';</text:p>
          </table:table-cell>
          <table:table-cell office:value-type="string" calcext:value-type="string">
            <text:p>protected static ?string $navigationGroup = 'Students and projects';</text:p>
          </table:table-cell>
          <table:table-cell office:value-type="string" calcext:value-type="string">
            <text:p>protected static ?string $navigationGroup = 'Planning';</text:p>
          </table:table-cell>
          <table:table-cell office:value-type="string" calcext:value-type="string">
            <text:p>protected static ?string $navigationGroup = 'Students and projects';</text:p>
          </table:table-cell>
          <table:table-cell office:value-type="string" calcext:value-type="string">
            <text:p>protected static ?string $navigationGroup = 'Planning';</text:p>
          </table:table-cell>
          <table:table-cell office:value-type="string" calcext:value-type="string">
            <text:p>protected static ?string $navigationGroup = 'System';</text:p>
          </table:table-cell>
          <table:table-cell office:value-type="string" calcext:value-type="string">
            <text:p>protected static ?string $navigationGroup = '';</text:p>
          </table:table-cell>
          <table:table-cell office:value-type="string" calcext:value-type="string">
            <text:p>protected static ?string $navigationGroup = 'Planning';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rotected static ?string $navigationParentItem = 'Students and projects';</text:p>
          </table:table-cell>
          <table:table-cell table:number-columns-repeated="8" office:value-type="string" calcext:value-type="string">
            <text:p>protected static ?string $navigationParentItem = '';</text:p>
          </table:table-cell>
          <table:table-cell/>
        </table:table-row>
        <table:table-row table:style-name="ro2">
          <table:table-cell office:value-type="string" calcext:value-type="string">
            <text:p>protected static ?string $navigationIcon = 'heroicon-o-megaphone';</text:p>
          </table:table-cell>
          <table:table-cell office:value-type="string" calcext:value-type="string">
            <text:p>protected static ?string $navigationIcon = 'Heroicon-o-briefcase';</text:p>
          </table:table-cell>
          <table:table-cell office:value-type="string" calcext:value-type="string">
            <text:p>protected static ?string $navigationIcon = 'heroicon-o-user-group';</text:p>
          </table:table-cell>
          <table:table-cell office:value-type="string" calcext:value-type="string">
            <text:p>protected static ?string $navigationIcon = 'heroicon-o-command-line';</text:p>
          </table:table-cell>
          <table:table-cell office:value-type="string" calcext:value-type="string">
            <text:p>protected static ?string $navigationIcon = 'Heroicon-o-calendar-days';</text:p>
          </table:table-cell>
          <table:table-cell office:value-type="string" calcext:value-type="string">
            <text:p>protected static ?string $navigationIcon = 'heroicon-o-academic-cap';</text:p>
          </table:table-cell>
          <table:table-cell office:value-type="string" calcext:value-type="string">
            <text:p>protected static ?string $navigationIcon = 'Heroicon-o-clock';</text:p>
          </table:table-cell>
          <table:table-cell office:value-type="string" calcext:value-type="string">
            <text:p>protected static ?string $navigationIcon = 'heroicon-o-shield-check';</text:p>
          </table:table-cell>
          <table:table-cell office:value-type="string" calcext:value-type="string">
            <text:p>protected static ?string $navigationIcon = 'heroicon-o-calendar-days';</text:p>
          </table:table-cell>
          <table:table-cell office:value-type="string" calcext:value-type="string">
            <text:p>protected static ?string $navigationIcon = 'heroicon-o-calendar';</text:p>
          </table:table-cell>
          <table:table-cell/>
        </table:table-row>
        <table:table-row table:style-name="ro2">
          <table:table-cell office:value-type="string" calcext:value-type="string">
            <text:p>protected static ?string $sort = '1';</text:p>
          </table:table-cell>
          <table:table-cell office:value-type="string" calcext:value-type="string">
            <text:p>protected static ?string $sort = '2';</text:p>
          </table:table-cell>
          <table:table-cell office:value-type="string" calcext:value-type="string">
            <text:p>protected static ?string $sort = '9';</text:p>
          </table:table-cell>
          <table:table-cell office:value-type="string" calcext:value-type="string">
            <text:p>protected static ?string $sort = '4';</text:p>
          </table:table-cell>
          <table:table-cell office:value-type="string" calcext:value-type="string">
            <text:p>protected static ?string $sort = '8';</text:p>
          </table:table-cell>
          <table:table-cell office:value-type="string" calcext:value-type="string">
            <text:p>protected static ?string $sort = '3';</text:p>
          </table:table-cell>
          <table:table-cell office:value-type="string" calcext:value-type="string">
            <text:p>protected static ?string $sort = '6';</text:p>
          </table:table-cell>
          <table:table-cell office:value-type="string" calcext:value-type="string">
            <text:p>protected static ?string $sort = '10';</text:p>
          </table:table-cell>
          <table:table-cell office:value-type="string" calcext:value-type="string">
            <text:p>protected static ?string $sort = '5';</text:p>
          </table:table-cell>
          <table:table-cell office:value-type="string" calcext:value-type="string">
            <text:p>protected static ?string $sort = '7';</text:p>
          </table:table-cell>
          <table:table-cell/>
        </table:table-row>
        <table:table-row table:style-name="ro2">
          <table:table-cell table:number-columns-repeated="10" office:value-type="string" calcext:value-type="string">
            <text:p>protected static ?string $navigationBadgeTooltip = '';</text:p>
          </table:table-cell>
          <table:table-cell/>
        </table:table-row>
        <table:table-row table:style-name="ro2">
          <table:table-cell table:style-name="Default" office:value-type="string" calcext:value-type="string">
            <text:p>protected static ?string $view = '';</text:p>
          </table:table-cell>
          <table:table-cell table:number-columns-repeated="9" office:value-type="string" calcext:value-type="string">
            <text:p>protected static ?string $view = '';</text:p>
          </table:table-cell>
          <table:table-cell/>
        </table:table-row>
      </table:table>
      <table:named-expressions/>
      <table:database-ranges>
        <table:database-range table:name="__Anonymous_Sheet_DB__0" table:target-range-address="labels.A1:labels.G1048576">
          <table:sort>
            <table:sort-by table:field-number="4" table:data-type="automatic"/>
          </table:sort>
        </table:database-range>
        <table:database-range table:name="__Anonymous_Sheet_DB__1" table:target-range-address="data.A1:data.L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1:42:22.730012077</meta:creation-date>
    <dc:date>2024-02-13T03:40:46.837200496</dc:date>
    <meta:editing-duration>PT5H58M15S</meta:editing-duration>
    <meta:editing-cycles>20</meta:editing-cycles>
    <meta:generator>LibreOffice/7.5.9.2$Linux_X86_64 LibreOffice_project/50$Build-2</meta:generator>
    <meta:document-statistic meta:table-count="4" meta:cell-count="517" meta:object-count="0"/>
  </office:meta>
</office:document-meta>
</file>